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4.808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4.82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number-columns-repeated="2" table:default-cell-style-name="ce5"/>
        <table:table-row table:style-name="ro1">
          <table:table-cell office:value-type="string" calcext:value-type="string">
            <text:p>SUBJECT</text:p>
          </table:table-cell>
          <table:table-cell table:style-name="ce3" office:value-type="string" calcext:value-type="string">
            <text:p>IA_presence</text:p>
          </table:table-cell>
          <table:table-cell table:style-name="ce3" office:value-type="string" calcext:value-type="string">
            <text:p>IA_variant</text:p>
          </table:table-cell>
          <table:table-cell table:style-name="ce3" office:value-type="string" calcext:value-type="string">
            <text:p>IA_MEAN_AREA_PVE</text:p>
          </table:table-cell>
          <table:table-cell table:style-name="ce3" office:value-type="string" calcext:value-type="string">
            <text:p>IA_MEAN_DICE</text:p>
          </table:table-cell>
          <table:table-cell table:style-name="ce3" office:value-type="string" calcext:value-type="string">
            <text:p>NBR VOXEL RATER 1 MASK 1</text:p>
          </table:table-cell>
          <table:table-cell table:style-name="ce3" office:value-type="string" calcext:value-type="string">
            <text:p>NBR VOXEL RATER 2 MASK 1</text:p>
          </table:table-cell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AREA1 (voxel=0.7mm)</text:p>
          </table:table-cell>
          <table:table-cell table:style-name="ce3" office:value-type="string" calcext:value-type="string">
            <text:p>DICE1</text:p>
          </table:table-cell>
          <table:table-cell table:style-name="ce3" office:value-type="string" calcext:value-type="string">
            <text:p>NBR VOXEL RATER 1 MASK 2</text:p>
          </table:table-cell>
          <table:table-cell table:style-name="ce3" office:value-type="string" calcext:value-type="string">
            <text:p>NBR VOXEL RATER 2 MASK 2</text:p>
          </table:table-cell>
          <table:table-cell table:style-name="ce3" office:value-type="string" calcext:value-type="string">
            <text:p>INTERSECTION2</text:p>
          </table:table-cell>
          <table:table-cell table:style-name="ce3" office:value-type="string" calcext:value-type="string">
            <text:p>Union2</text:p>
          </table:table-cell>
          <table:table-cell table:style-name="ce3" office:value-type="string" calcext:value-type="string">
            <text:p>AREA2 (voxel=0.7mm3)</text:p>
          </table:table-cell>
          <table:table-cell table:style-name="ce3" office:value-type="string" calcext:value-type="string">
            <text:p>DICE2</text:p>
          </table:table-cell>
          <table:table-cell table:style-name="Default" office:value-type="string" calcext:value-type="string">
            <text:p>Gender</text:p>
          </table:table-cell>
          <table:table-cell table:style-name="Default" office:value-type="string" calcext:value-type="string">
            <text:p>Age_in_Yrs</text:p>
          </table:table-cell>
        </table:table-row>
        <table:table-row table:style-name="ro1">
          <table:table-cell table:style-name="ce2" office:value-type="float" office:value="102513" calcext:value-type="float">
            <text:p>102513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2];[.P2]);&quot;NA&quot;)" office:value-type="float" office:value="22.54" calcext:value-type="float">
            <text:p>22,54</text:p>
          </table:table-cell>
          <table:table-cell table:formula="of:=IFERROR(AVERAGE([.K2];[.Q2]);&quot;NA&quot;)" office:value-type="float" office:value="0.867924528301887" calcext:value-type="float">
            <text:p>0,86792452830188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2]+[.G2]);&quot;NA&quot;)" office:value-type="float" office:value="106" calcext:value-type="float">
            <text:p>106</text:p>
          </table:table-cell>
          <table:table-cell table:formula="of:=[.H2]*0.49" office:value-type="float" office:value="22.54" calcext:value-type="float">
            <text:p>22,54</text:p>
          </table:table-cell>
          <table:table-cell table:formula="of:=IFERROR(2*[.H2]/[.I2];&quot;NA&quot;)" office:value-type="float" office:value="0.867924528301887" calcext:value-type="float">
            <text:p>0,86792452830188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02614" calcext:value-type="float">
            <text:p>10261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];[.P3]);&quot;NA&quot;)" office:value-type="string" office:string-value="NA" calcext:value-type="string">
            <text:p>NA</text:p>
          </table:table-cell>
          <table:table-cell table:formula="of:=IFERROR(AVERAGE([.K3];[.Q3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]+[.G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]/[.I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03515" calcext:value-type="float">
            <text:p>103515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4];[.P4]);&quot;NA&quot;)" office:value-type="float" office:value="14.21" calcext:value-type="float">
            <text:p>14,21</text:p>
          </table:table-cell>
          <table:table-cell table:formula="of:=IFERROR(AVERAGE([.K4];[.Q4]);&quot;NA&quot;)" office:value-type="float" office:value="0.90625" calcext:value-type="float">
            <text:p>0,90625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formula="of:=IFERROR(([.F4]+[.G4]);&quot;NA&quot;)" office:value-type="float" office:value="64" calcext:value-type="float">
            <text:p>64</text:p>
          </table:table-cell>
          <table:table-cell table:formula="of:=[.H4]*0.49" office:value-type="float" office:value="14.21" calcext:value-type="float">
            <text:p>14,21</text:p>
          </table:table-cell>
          <table:table-cell table:formula="of:=IFERROR(2*[.H4]/[.I4];&quot;NA&quot;)" office:value-type="float" office:value="0.90625" calcext:value-type="float">
            <text:p>0,9062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04012" calcext:value-type="float">
            <text:p>104012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5];[.P5]);&quot;NA&quot;)" office:value-type="float" office:value="15.19" calcext:value-type="float">
            <text:p>15,19</text:p>
          </table:table-cell>
          <table:table-cell table:formula="of:=IFERROR(AVERAGE([.K5];[.Q5]);&quot;NA&quot;)" office:value-type="float" office:value="0.984126984126984" calcext:value-type="float">
            <text:p>0,98412698412698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IFERROR(([.F5]+[.G5]);&quot;NA&quot;)" office:value-type="float" office:value="63" calcext:value-type="float">
            <text:p>63</text:p>
          </table:table-cell>
          <table:table-cell table:formula="of:=[.H5]*0.49" office:value-type="float" office:value="15.19" calcext:value-type="float">
            <text:p>15,19</text:p>
          </table:table-cell>
          <table:table-cell table:formula="of:=IFERROR(2*[.H5]/[.I5];&quot;NA&quot;)" office:value-type="float" office:value="0.984126984126984" calcext:value-type="float">
            <text:p>0,98412698412698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05014" calcext:value-type="float">
            <text:p>10501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];[.P6]);&quot;NA&quot;)" office:value-type="string" office:string-value="NA" calcext:value-type="string">
            <text:p>NA</text:p>
          </table:table-cell>
          <table:table-cell table:formula="of:=IFERROR(AVERAGE([.K6];[.Q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]+[.G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]/[.I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07018" calcext:value-type="float">
            <text:p>107018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BROAD</text:p>
          </table:table-cell>
          <table:table-cell table:formula="of:=IFERROR(AVERAGE([.J7];[.P7]);&quot;NA&quot;)" office:value-type="float" office:value="31.36" calcext:value-type="float">
            <text:p>31,36</text:p>
          </table:table-cell>
          <table:table-cell table:formula="of:=IFERROR(AVERAGE([.K7];[.Q7]);&quot;NA&quot;)" office:value-type="float" office:value="0.8" calcext:value-type="float">
            <text:p>0,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7]+[.G7]);&quot;NA&quot;)" office:value-type="float" office:value="160" calcext:value-type="float">
            <text:p>160</text:p>
          </table:table-cell>
          <table:table-cell table:formula="of:=[.H7]*0.49" office:value-type="float" office:value="31.36" calcext:value-type="float">
            <text:p>31,36</text:p>
          </table:table-cell>
          <table:table-cell table:formula="of:=IFERROR(2*[.H7]/[.I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09830" calcext:value-type="float">
            <text:p>109830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NE</text:p>
          </table:table-cell>
          <table:table-cell table:formula="of:=IFERROR(AVERAGE([.J8];[.P8]);&quot;NA&quot;)" office:value-type="float" office:value="20.09" calcext:value-type="float">
            <text:p>20,09</text:p>
          </table:table-cell>
          <table:table-cell table:formula="of:=IFERROR(AVERAGE([.K8];[.Q8]);&quot;NA&quot;)" office:value-type="float" office:value="0.845360824742268" calcext:value-type="float">
            <text:p>0,84536082474226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IFERROR(([.F8]+[.G8]);&quot;NA&quot;)" office:value-type="float" office:value="97" calcext:value-type="float">
            <text:p>97</text:p>
          </table:table-cell>
          <table:table-cell table:formula="of:=[.H8]*0.49" office:value-type="float" office:value="20.09" calcext:value-type="float">
            <text:p>20,09</text:p>
          </table:table-cell>
          <table:table-cell table:formula="of:=IFERROR(2*[.H8]/[.I8];&quot;NA&quot;)" office:value-type="float" office:value="0.845360824742268" calcext:value-type="float">
            <text:p>0,84536082474226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0007" calcext:value-type="float">
            <text:p>110007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];[.P9]);&quot;NA&quot;)" office:value-type="string" office:string-value="NA" calcext:value-type="string">
            <text:p>NA</text:p>
          </table:table-cell>
          <table:table-cell table:formula="of:=IFERROR(AVERAGE([.K9];[.Q9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]+[.G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]/[.I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1009" calcext:value-type="float">
            <text:p>11100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];[.P10]);&quot;NA&quot;)" office:value-type="float" office:value="21.07" calcext:value-type="float">
            <text:p>21,07</text:p>
          </table:table-cell>
          <table:table-cell table:formula="of:=IFERROR(AVERAGE([.K10];[.Q10]);&quot;NA&quot;)" office:value-type="float" office:value="0.803738317757009" calcext:value-type="float">
            <text:p>0,80373831775700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3" calcext:value-type="float">
            <text:p>43</text:p>
          </table:table-cell>
          <table:table-cell table:formula="of:=IFERROR(([.F10]+[.G10]);&quot;NA&quot;)" office:value-type="float" office:value="107" calcext:value-type="float">
            <text:p>107</text:p>
          </table:table-cell>
          <table:table-cell table:formula="of:=[.H10]*0.49" office:value-type="float" office:value="21.07" calcext:value-type="float">
            <text:p>21,07</text:p>
          </table:table-cell>
          <table:table-cell table:formula="of:=IFERROR(2*[.H10]/[.I10];&quot;NA&quot;)" office:value-type="float" office:value="0.803738317757009" calcext:value-type="float">
            <text:p>0,80373831775700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11211" calcext:value-type="float">
            <text:p>11121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];[.P11]);&quot;NA&quot;)" office:value-type="float" office:value="20.09" calcext:value-type="float">
            <text:p>20,09</text:p>
          </table:table-cell>
          <table:table-cell table:formula="of:=IFERROR(AVERAGE([.K11];[.Q11]);&quot;NA&quot;)" office:value-type="float" office:value="0.82" calcext:value-type="float">
            <text:p>0,8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1" calcext:value-type="float">
            <text:p>41</text:p>
          </table:table-cell>
          <table:table-cell table:formula="of:=IFERROR(([.F11]+[.G11]);&quot;NA&quot;)" office:value-type="float" office:value="100" calcext:value-type="float">
            <text:p>100</text:p>
          </table:table-cell>
          <table:table-cell table:formula="of:=[.H11]*0.49" office:value-type="float" office:value="20.09" calcext:value-type="float">
            <text:p>20,09</text:p>
          </table:table-cell>
          <table:table-cell table:formula="of:=IFERROR(2*[.H11]/[.I11];&quot;NA&quot;)" office:value-type="float" office:value="0.82" calcext:value-type="float">
            <text:p>0,8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11312" calcext:value-type="float">
            <text:p>11131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2];[.P12]);&quot;NA&quot;)" office:value-type="float" office:value="29.89" calcext:value-type="float">
            <text:p>29,89</text:p>
          </table:table-cell>
          <table:table-cell table:formula="of:=IFERROR(AVERAGE([.K12];[.Q12]);&quot;NA&quot;)" office:value-type="float" office:value="0.884057971014493" calcext:value-type="float">
            <text:p>0,88405797101449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formula="of:=IFERROR(([.F12]+[.G12]);&quot;NA&quot;)" office:value-type="float" office:value="138" calcext:value-type="float">
            <text:p>138</text:p>
          </table:table-cell>
          <table:table-cell table:formula="of:=[.H12]*0.49" office:value-type="float" office:value="29.89" calcext:value-type="float">
            <text:p>29,89</text:p>
          </table:table-cell>
          <table:table-cell table:formula="of:=IFERROR(2*[.H12]/[.I12];&quot;NA&quot;)" office:value-type="float" office:value="0.884057971014493" calcext:value-type="float">
            <text:p>0,88405797101449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13316" calcext:value-type="float">
            <text:p>11331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];[.P13]);&quot;NA&quot;)" office:value-type="string" office:string-value="NA" calcext:value-type="string">
            <text:p>NA</text:p>
          </table:table-cell>
          <table:table-cell table:formula="of:=IFERROR(AVERAGE([.K13];[.Q13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]+[.G1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]/[.I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14823" calcext:value-type="float">
            <text:p>11482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4];[.P14]);&quot;NA&quot;)" office:value-type="float" office:value="27.44" calcext:value-type="float">
            <text:p>27,44</text:p>
          </table:table-cell>
          <table:table-cell table:formula="of:=IFERROR(AVERAGE([.K14];[.Q14]);&quot;NA&quot;)" office:value-type="float" office:value="0.918032786885246" calcext:value-type="float">
            <text:p>0,91803278688524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formula="of:=IFERROR(([.F14]+[.G14]);&quot;NA&quot;)" office:value-type="float" office:value="122" calcext:value-type="float">
            <text:p>122</text:p>
          </table:table-cell>
          <table:table-cell table:formula="of:=[.H14]*0.49" office:value-type="float" office:value="27.44" calcext:value-type="float">
            <text:p>27,44</text:p>
          </table:table-cell>
          <table:table-cell table:formula="of:=IFERROR(2*[.H14]/[.I14];&quot;NA&quot;)" office:value-type="float" office:value="0.918032786885246" calcext:value-type="float">
            <text:p>0,91803278688524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18124" calcext:value-type="float">
            <text:p>11812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5];[.P15]);&quot;NA&quot;)" office:value-type="float" office:value="21.07" calcext:value-type="float">
            <text:p>21,07</text:p>
          </table:table-cell>
          <table:table-cell table:formula="of:=IFERROR(AVERAGE([.K15];[.Q15]);&quot;NA&quot;)" office:value-type="float" office:value="0.924731182795699" calcext:value-type="float">
            <text:p>0,92473118279569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15]+[.G15]);&quot;NA&quot;)" office:value-type="float" office:value="93" calcext:value-type="float">
            <text:p>93</text:p>
          </table:table-cell>
          <table:table-cell table:formula="of:=[.H15]*0.49" office:value-type="float" office:value="21.07" calcext:value-type="float">
            <text:p>21,07</text:p>
          </table:table-cell>
          <table:table-cell table:formula="of:=IFERROR(2*[.H15]/[.I15];&quot;NA&quot;)" office:value-type="float" office:value="0.924731182795699" calcext:value-type="float">
            <text:p>0,92473118279569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19126" calcext:value-type="float">
            <text:p>11912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6];[.P16]);&quot;NA&quot;)" office:value-type="float" office:value="28.91" calcext:value-type="float">
            <text:p>28,91</text:p>
          </table:table-cell>
          <table:table-cell table:formula="of:=IFERROR(AVERAGE([.K16];[.Q16]);&quot;NA&quot;)" office:value-type="float" office:value="0.830985915492958" calcext:value-type="float">
            <text:p>0,83098591549295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IFERROR(([.F16]+[.G16]);&quot;NA&quot;)" office:value-type="float" office:value="142" calcext:value-type="float">
            <text:p>142</text:p>
          </table:table-cell>
          <table:table-cell table:formula="of:=[.H16]*0.49" office:value-type="float" office:value="28.91" calcext:value-type="float">
            <text:p>28,91</text:p>
          </table:table-cell>
          <table:table-cell table:formula="of:=IFERROR(2*[.H16]/[.I16];&quot;NA&quot;)" office:value-type="float" office:value="0.830985915492958" calcext:value-type="float">
            <text:p>0,83098591549295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20414" calcext:value-type="float">
            <text:p>12041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7];[.P17]);&quot;NA&quot;)" office:value-type="float" office:value="16.66" calcext:value-type="float">
            <text:p>16,66</text:p>
          </table:table-cell>
          <table:table-cell table:formula="of:=IFERROR(AVERAGE([.K17];[.Q17]);&quot;NA&quot;)" office:value-type="float" office:value="0.860759493670886" calcext:value-type="float">
            <text:p>0,86075949367088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ERROR(([.F17]+[.G17]);&quot;NA&quot;)" office:value-type="float" office:value="79" calcext:value-type="float">
            <text:p>79</text:p>
          </table:table-cell>
          <table:table-cell table:formula="of:=[.H17]*0.49" office:value-type="float" office:value="16.66" calcext:value-type="float">
            <text:p>16,66</text:p>
          </table:table-cell>
          <table:table-cell table:formula="of:=IFERROR(2*[.H17]/[.I17];&quot;NA&quot;)" office:value-type="float" office:value="0.860759493670886" calcext:value-type="float">
            <text:p>0,86075949367088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22822" calcext:value-type="float">
            <text:p>12282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8];[.P18]);&quot;NA&quot;)" office:value-type="float" office:value="23.03" calcext:value-type="float">
            <text:p>23,03</text:p>
          </table:table-cell>
          <table:table-cell table:formula="of:=IFERROR(AVERAGE([.K18];[.Q18]);&quot;NA&quot;)" office:value-type="float" office:value="0.886792452830189" calcext:value-type="float">
            <text:p>0,8867924528301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ERROR(([.F18]+[.G18]);&quot;NA&quot;)" office:value-type="float" office:value="106" calcext:value-type="float">
            <text:p>106</text:p>
          </table:table-cell>
          <table:table-cell table:formula="of:=[.H18]*0.49" office:value-type="float" office:value="23.03" calcext:value-type="float">
            <text:p>23,03</text:p>
          </table:table-cell>
          <table:table-cell table:formula="of:=IFERROR(2*[.H18]/[.I18];&quot;NA&quot;)" office:value-type="float" office:value="0.886792452830189" calcext:value-type="float">
            <text:p>0,88679245283018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23723" calcext:value-type="float">
            <text:p>12372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9];[.P19]);&quot;NA&quot;)" office:value-type="float" office:value="32.83" calcext:value-type="float">
            <text:p>32,83</text:p>
          </table:table-cell>
          <table:table-cell table:formula="of:=IFERROR(AVERAGE([.K19];[.Q19]);&quot;NA&quot;)" office:value-type="float" office:value="0.893333333333333" calcext:value-type="float">
            <text:p>0,893333333333333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IFERROR(([.F19]+[.G19]);&quot;NA&quot;)" office:value-type="float" office:value="150" calcext:value-type="float">
            <text:p>150</text:p>
          </table:table-cell>
          <table:table-cell table:formula="of:=[.H19]*0.49" office:value-type="float" office:value="32.83" calcext:value-type="float">
            <text:p>32,83</text:p>
          </table:table-cell>
          <table:table-cell table:formula="of:=IFERROR(2*[.H19]/[.I19];&quot;NA&quot;)" office:value-type="float" office:value="0.893333333333333" calcext:value-type="float">
            <text:p>0,89333333333333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24422" calcext:value-type="float">
            <text:p>12442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20];[.P20]);&quot;NA&quot;)" office:value-type="float" office:value="41.65" calcext:value-type="float">
            <text:p>41,65</text:p>
          </table:table-cell>
          <table:table-cell table:formula="of:=IFERROR(AVERAGE([.K20];[.Q20]);&quot;NA&quot;)" office:value-type="float" office:value="0.955056179775281" calcext:value-type="float">
            <text:p>0,95505617977528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ERROR(([.F20]+[.G20]);&quot;NA&quot;)" office:value-type="float" office:value="178" calcext:value-type="float">
            <text:p>178</text:p>
          </table:table-cell>
          <table:table-cell table:formula="of:=[.H20]*0.49" office:value-type="float" office:value="41.65" calcext:value-type="float">
            <text:p>41,65</text:p>
          </table:table-cell>
          <table:table-cell table:formula="of:=IFERROR(2*[.H20]/[.I20];&quot;NA&quot;)" office:value-type="float" office:value="0.955056179775281" calcext:value-type="float">
            <text:p>0,95505617977528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25222" calcext:value-type="float">
            <text:p>12522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1];[.P21]);&quot;NA&quot;)" office:value-type="float" office:value="14.7" calcext:value-type="float">
            <text:p>14,7</text:p>
          </table:table-cell>
          <table:table-cell table:formula="of:=IFERROR(AVERAGE([.K21];[.Q21]);&quot;NA&quot;)" office:value-type="float" office:value="0.909090909090909" calcext:value-type="float">
            <text:p>0,90909090909090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IFERROR(([.F21]+[.G21]);&quot;NA&quot;)" office:value-type="float" office:value="66" calcext:value-type="float">
            <text:p>66</text:p>
          </table:table-cell>
          <table:table-cell table:formula="of:=[.H21]*0.49" office:value-type="float" office:value="14.7" calcext:value-type="float">
            <text:p>14,7</text:p>
          </table:table-cell>
          <table:table-cell table:formula="of:=IFERROR(2*[.H21]/[.I21];&quot;NA&quot;)" office:value-type="float" office:value="0.909090909090909" calcext:value-type="float">
            <text:p>0,90909090909090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25424" calcext:value-type="float">
            <text:p>12542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2];[.P22]);&quot;NA&quot;)" office:value-type="float" office:value="22.05" calcext:value-type="float">
            <text:p>22,05</text:p>
          </table:table-cell>
          <table:table-cell table:formula="of:=IFERROR(AVERAGE([.K22];[.Q22]);&quot;NA&quot;)" office:value-type="float" office:value="0.957446808510638" calcext:value-type="float">
            <text:p>0,9574468085106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45" calcext:value-type="float">
            <text:p>45</text:p>
          </table:table-cell>
          <table:table-cell table:formula="of:=IFERROR(([.F22]+[.G22]);&quot;NA&quot;)" office:value-type="float" office:value="94" calcext:value-type="float">
            <text:p>94</text:p>
          </table:table-cell>
          <table:table-cell table:formula="of:=[.H22]*0.49" office:value-type="float" office:value="22.05" calcext:value-type="float">
            <text:p>22,05</text:p>
          </table:table-cell>
          <table:table-cell table:formula="of:=IFERROR(2*[.H22]/[.I22];&quot;NA&quot;)" office:value-type="float" office:value="0.957446808510638" calcext:value-type="float">
            <text:p>0,95744680851063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25525" calcext:value-type="float">
            <text:p>12552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23];[.P23]);&quot;NA&quot;)" office:value-type="float" office:value="28.91" calcext:value-type="float">
            <text:p>28,91</text:p>
          </table:table-cell>
          <table:table-cell table:formula="of:=IFERROR(AVERAGE([.K23];[.Q23]);&quot;NA&quot;)" office:value-type="float" office:value="0.959349593495935" calcext:value-type="float">
            <text:p>0,95934959349593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IFERROR(([.F23]+[.G23]);&quot;NA&quot;)" office:value-type="float" office:value="123" calcext:value-type="float">
            <text:p>123</text:p>
          </table:table-cell>
          <table:table-cell table:formula="of:=[.H23]*0.49" office:value-type="float" office:value="28.91" calcext:value-type="float">
            <text:p>28,91</text:p>
          </table:table-cell>
          <table:table-cell table:formula="of:=IFERROR(2*[.H23]/[.I23];&quot;NA&quot;)" office:value-type="float" office:value="0.959349593495935" calcext:value-type="float">
            <text:p>0,95934959349593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27226" calcext:value-type="float">
            <text:p>12722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4];[.P24]);&quot;NA&quot;)" office:value-type="float" office:value="8.82" calcext:value-type="float">
            <text:p>8,82</text:p>
          </table:table-cell>
          <table:table-cell table:formula="of:=IFERROR(AVERAGE([.K24];[.Q24]);&quot;NA&quot;)" office:value-type="float" office:value="0.837209302325581" calcext:value-type="float">
            <text:p>0,83720930232558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IFERROR(([.F24]+[.G24]);&quot;NA&quot;)" office:value-type="float" office:value="43" calcext:value-type="float">
            <text:p>43</text:p>
          </table:table-cell>
          <table:table-cell table:formula="of:=[.H24]*0.49" office:value-type="float" office:value="8.82" calcext:value-type="float">
            <text:p>8,82</text:p>
          </table:table-cell>
          <table:table-cell table:formula="of:=IFERROR(2*[.H24]/[.I24];&quot;NA&quot;)" office:value-type="float" office:value="0.837209302325581" calcext:value-type="float">
            <text:p>0,83720930232558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27832" calcext:value-type="float">
            <text:p>12783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5];[.P25]);&quot;NA&quot;)" office:value-type="float" office:value="17.15" calcext:value-type="float">
            <text:p>17,15</text:p>
          </table:table-cell>
          <table:table-cell table:formula="of:=IFERROR(AVERAGE([.K25];[.Q25]);&quot;NA&quot;)" office:value-type="float" office:value="0.843373493975904" calcext:value-type="float">
            <text:p>0,84337349397590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IFERROR(([.F25]+[.G25]);&quot;NA&quot;)" office:value-type="float" office:value="83" calcext:value-type="float">
            <text:p>83</text:p>
          </table:table-cell>
          <table:table-cell table:formula="of:=[.H25]*0.49" office:value-type="float" office:value="17.15" calcext:value-type="float">
            <text:p>17,15</text:p>
          </table:table-cell>
          <table:table-cell table:formula="of:=IFERROR(2*[.H25]/[.I25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30316" calcext:value-type="float">
            <text:p>13031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6];[.P26]);&quot;NA&quot;)" office:value-type="float" office:value="18.13" calcext:value-type="float">
            <text:p>18,13</text:p>
          </table:table-cell>
          <table:table-cell table:formula="of:=IFERROR(AVERAGE([.K26];[.Q26]);&quot;NA&quot;)" office:value-type="float" office:value="0.813186813186813" calcext:value-type="float">
            <text:p>0,81318681318681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7" calcext:value-type="float">
            <text:p>37</text:p>
          </table:table-cell>
          <table:table-cell table:formula="of:=IFERROR(([.F26]+[.G26]);&quot;NA&quot;)" office:value-type="float" office:value="91" calcext:value-type="float">
            <text:p>91</text:p>
          </table:table-cell>
          <table:table-cell table:formula="of:=[.H26]*0.49" office:value-type="float" office:value="18.13" calcext:value-type="float">
            <text:p>18,13</text:p>
          </table:table-cell>
          <table:table-cell table:formula="of:=IFERROR(2*[.H26]/[.I26];&quot;NA&quot;)" office:value-type="float" office:value="0.813186813186813" calcext:value-type="float">
            <text:p>0,81318681318681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30417" calcext:value-type="float">
            <text:p>13041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7];[.P27]);&quot;NA&quot;)" office:value-type="float" office:value="6.86" calcext:value-type="float">
            <text:p>6,86</text:p>
          </table:table-cell>
          <table:table-cell table:formula="of:=IFERROR(AVERAGE([.K27];[.Q27]);&quot;NA&quot;)" office:value-type="float" office:value="0.8" calcext:value-type="float">
            <text:p>0,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4" calcext:value-type="float">
            <text:p>14</text:p>
          </table:table-cell>
          <table:table-cell table:formula="of:=IFERROR(([.F27]+[.G27]);&quot;NA&quot;)" office:value-type="float" office:value="35" calcext:value-type="float">
            <text:p>35</text:p>
          </table:table-cell>
          <table:table-cell table:formula="of:=[.H27]*0.49" office:value-type="float" office:value="6.86" calcext:value-type="float">
            <text:p>6,86</text:p>
          </table:table-cell>
          <table:table-cell table:formula="of:=IFERROR(2*[.H27]/[.I27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30720" calcext:value-type="float">
            <text:p>13072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28];[.P28]);&quot;NA&quot;)" office:value-type="float" office:value="28.42" calcext:value-type="float">
            <text:p>28,42</text:p>
          </table:table-cell>
          <table:table-cell table:formula="of:=IFERROR(AVERAGE([.K28];[.Q28]);&quot;NA&quot;)" office:value-type="float" office:value="0.865671641791045" calcext:value-type="float">
            <text:p>0,86567164179104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ERROR(([.F28]+[.G28]);&quot;NA&quot;)" office:value-type="float" office:value="134" calcext:value-type="float">
            <text:p>134</text:p>
          </table:table-cell>
          <table:table-cell table:formula="of:=[.H28]*0.49" office:value-type="float" office:value="28.42" calcext:value-type="float">
            <text:p>28,42</text:p>
          </table:table-cell>
          <table:table-cell table:formula="of:=IFERROR(2*[.H28]/[.I28];&quot;NA&quot;)" office:value-type="float" office:value="0.865671641791045" calcext:value-type="float">
            <text:p>0,86567164179104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34021" calcext:value-type="float">
            <text:p>13402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29];[.P29]);&quot;NA&quot;)" office:value-type="float" office:value="24.01" calcext:value-type="float">
            <text:p>24,01</text:p>
          </table:table-cell>
          <table:table-cell table:formula="of:=IFERROR(AVERAGE([.K29];[.Q29]);&quot;NA&quot;)" office:value-type="float" office:value="0.942307692307692" calcext:value-type="float">
            <text:p>0,94230769230769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IFERROR(([.F29]+[.G29]);&quot;NA&quot;)" office:value-type="float" office:value="104" calcext:value-type="float">
            <text:p>104</text:p>
          </table:table-cell>
          <table:table-cell table:formula="of:=[.H29]*0.49" office:value-type="float" office:value="24.01" calcext:value-type="float">
            <text:p>24,01</text:p>
          </table:table-cell>
          <table:table-cell table:formula="of:=IFERROR(2*[.H29]/[.I29];&quot;NA&quot;)" office:value-type="float" office:value="0.942307692307692" calcext:value-type="float">
            <text:p>0,94230769230769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34728" calcext:value-type="float">
            <text:p>13472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0];[.P30]);&quot;NA&quot;)" office:value-type="string" office:string-value="NA" calcext:value-type="string">
            <text:p>NA</text:p>
          </table:table-cell>
          <table:table-cell table:formula="of:=IFERROR(AVERAGE([.K30];[.Q3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0]+[.G3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0]/[.I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35528" calcext:value-type="float">
            <text:p>13552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31];[.P31]);&quot;NA&quot;)" office:value-type="float" office:value="22.54" calcext:value-type="float">
            <text:p>22,54</text:p>
          </table:table-cell>
          <table:table-cell table:formula="of:=IFERROR(AVERAGE([.K31];[.Q31]);&quot;NA&quot;)" office:value-type="float" office:value="0.814159292035398" calcext:value-type="float">
            <text:p>0,81415929203539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ERROR(([.F31]+[.G31]);&quot;NA&quot;)" office:value-type="float" office:value="113" calcext:value-type="float">
            <text:p>113</text:p>
          </table:table-cell>
          <table:table-cell table:formula="of:=[.H31]*0.49" office:value-type="float" office:value="22.54" calcext:value-type="float">
            <text:p>22,54</text:p>
          </table:table-cell>
          <table:table-cell table:formula="of:=IFERROR(2*[.H31]/[.I31];&quot;NA&quot;)" office:value-type="float" office:value="0.814159292035398" calcext:value-type="float">
            <text:p>0,81415929203539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39233" calcext:value-type="float">
            <text:p>13923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2];[.P32]);&quot;NA&quot;)" office:value-type="string" office:string-value="NA" calcext:value-type="string">
            <text:p>NA</text:p>
          </table:table-cell>
          <table:table-cell table:formula="of:=IFERROR(AVERAGE([.K32];[.Q32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2]+[.G3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2]/[.I3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44125" calcext:value-type="float">
            <text:p>14412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33];[.P33]);&quot;NA&quot;)" office:value-type="float" office:value="12.25" calcext:value-type="float">
            <text:p>12,25</text:p>
          </table:table-cell>
          <table:table-cell table:formula="of:=IFERROR(AVERAGE([.K33];[.Q33]);&quot;NA&quot;)" office:value-type="float" office:value="0.943396226415094" calcext:value-type="float">
            <text:p>0,94339622641509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33]+[.G33]);&quot;NA&quot;)" office:value-type="float" office:value="53" calcext:value-type="float">
            <text:p>53</text:p>
          </table:table-cell>
          <table:table-cell table:formula="of:=[.H33]*0.49" office:value-type="float" office:value="12.25" calcext:value-type="float">
            <text:p>12,25</text:p>
          </table:table-cell>
          <table:table-cell table:formula="of:=IFERROR(2*[.H33]/[.I33];&quot;NA&quot;)" office:value-type="float" office:value="0.943396226415094" calcext:value-type="float">
            <text:p>0,94339622641509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46533" calcext:value-type="float">
            <text:p>14653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4];[.P34]);&quot;NA&quot;)" office:value-type="string" office:string-value="NA" calcext:value-type="string">
            <text:p>NA</text:p>
          </table:table-cell>
          <table:table-cell table:formula="of:=IFERROR(AVERAGE([.K34];[.Q3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4]+[.G3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4]/[.I3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47030" calcext:value-type="float">
            <text:p>14703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5];[.P35]);&quot;NA&quot;)" office:value-type="string" office:string-value="NA" calcext:value-type="string">
            <text:p>NA</text:p>
          </table:table-cell>
          <table:table-cell table:formula="of:=IFERROR(AVERAGE([.K35];[.Q3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5]+[.G3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5]/[.I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47636" calcext:value-type="float">
            <text:p>14763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6];[.P36]);&quot;NA&quot;)" office:value-type="string" office:string-value="NA" calcext:value-type="string">
            <text:p>NA</text:p>
          </table:table-cell>
          <table:table-cell table:formula="of:=IFERROR(AVERAGE([.K36];[.Q3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6]+[.G3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6]/[.I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51728" calcext:value-type="float">
            <text:p>15172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37];[.P37]);&quot;NA&quot;)" office:value-type="float" office:value="31.36" calcext:value-type="float">
            <text:p>31,36</text:p>
          </table:table-cell>
          <table:table-cell table:formula="of:=IFERROR(AVERAGE([.K37];[.Q37]);&quot;NA&quot;)" office:value-type="float" office:value="0.882758620689655" calcext:value-type="float">
            <text:p>0,88275862068965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ERROR(([.F37]+[.G37]);&quot;NA&quot;)" office:value-type="float" office:value="145" calcext:value-type="float">
            <text:p>145</text:p>
          </table:table-cell>
          <table:table-cell table:formula="of:=[.H37]*0.49" office:value-type="float" office:value="31.36" calcext:value-type="float">
            <text:p>31,36</text:p>
          </table:table-cell>
          <table:table-cell table:formula="of:=IFERROR(2*[.H37]/[.I37];&quot;NA&quot;)" office:value-type="float" office:value="0.882758620689655" calcext:value-type="float">
            <text:p>0,88275862068965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53126" calcext:value-type="float">
            <text:p>15312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38];[.P38]);&quot;NA&quot;)" office:value-type="string" office:string-value="NA" calcext:value-type="string">
            <text:p>NA</text:p>
          </table:table-cell>
          <table:table-cell table:formula="of:=IFERROR(AVERAGE([.K38];[.Q3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38]+[.G3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38]/[.I3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54229" calcext:value-type="float">
            <text:p>15422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39];[.P39]);&quot;NA&quot;)" office:value-type="float" office:value="14.7" calcext:value-type="float">
            <text:p>14,7</text:p>
          </table:table-cell>
          <table:table-cell table:formula="of:=IFERROR(AVERAGE([.K39];[.Q39]);&quot;NA&quot;)" office:value-type="float" office:value="0.857142857142857" calcext:value-type="float">
            <text:p>0,85714285714285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ERROR(([.F39]+[.G39]);&quot;NA&quot;)" office:value-type="float" office:value="70" calcext:value-type="float">
            <text:p>70</text:p>
          </table:table-cell>
          <table:table-cell table:formula="of:=[.H39]*0.49" office:value-type="float" office:value="14.7" calcext:value-type="float">
            <text:p>14,7</text:p>
          </table:table-cell>
          <table:table-cell table:formula="of:=IFERROR(2*[.H39]/[.I39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54532" calcext:value-type="float">
            <text:p>15453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0];[.P40]);&quot;NA&quot;)" office:value-type="float" office:value="27.44" calcext:value-type="float">
            <text:p>27,44</text:p>
          </table:table-cell>
          <table:table-cell table:formula="of:=IFERROR(AVERAGE([.K40];[.Q40]);&quot;NA&quot;)"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5" office:value-type="float" office:value="56" calcext:value-type="float">
            <text:p>56</text:p>
          </table:table-cell>
          <table:table-cell table:formula="of:=IFERROR(([.F40]+[.G40]);&quot;NA&quot;)" office:value-type="float" office:value="112" calcext:value-type="float">
            <text:p>112</text:p>
          </table:table-cell>
          <table:table-cell table:formula="of:=[.H40]*0.49" office:value-type="float" office:value="27.44" calcext:value-type="float">
            <text:p>27,44</text:p>
          </table:table-cell>
          <table:table-cell table:formula="of:=IFERROR(2*[.H40]/[.I40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59239" calcext:value-type="float">
            <text:p>15923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1];[.P41]);&quot;NA&quot;)" office:value-type="float" office:value="26.95" calcext:value-type="float">
            <text:p>26,95</text:p>
          </table:table-cell>
          <table:table-cell table:formula="of:=IFERROR(AVERAGE([.K41];[.Q41]);&quot;NA&quot;)" office:value-type="float" office:value="0.88" calcext:value-type="float">
            <text:p>0,8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IFERROR(([.F41]+[.G41]);&quot;NA&quot;)" office:value-type="float" office:value="125" calcext:value-type="float">
            <text:p>125</text:p>
          </table:table-cell>
          <table:table-cell table:formula="of:=[.H41]*0.49" office:value-type="float" office:value="26.95" calcext:value-type="float">
            <text:p>26,95</text:p>
          </table:table-cell>
          <table:table-cell table:formula="of:=IFERROR(2*[.H41]/[.I41];&quot;NA&quot;)" office:value-type="float" office:value="0.88" calcext:value-type="float">
            <text:p>0,8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62733" calcext:value-type="float">
            <text:p>16273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2];[.P42]);&quot;NA&quot;)" office:value-type="float" office:value="19.11" calcext:value-type="float">
            <text:p>19,11</text:p>
          </table:table-cell>
          <table:table-cell table:formula="of:=IFERROR(AVERAGE([.K42];[.Q42]);&quot;NA&quot;)" office:value-type="float" office:value="0.951219512195122" calcext:value-type="float">
            <text:p>0,95121951219512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IFERROR(([.F42]+[.G42]);&quot;NA&quot;)" office:value-type="float" office:value="82" calcext:value-type="float">
            <text:p>82</text:p>
          </table:table-cell>
          <table:table-cell table:formula="of:=[.H42]*0.49" office:value-type="float" office:value="19.11" calcext:value-type="float">
            <text:p>19,11</text:p>
          </table:table-cell>
          <table:table-cell table:formula="of:=IFERROR(2*[.H42]/[.I42];&quot;NA&quot;)" office:value-type="float" office:value="0.951219512195122" calcext:value-type="float">
            <text:p>0,95121951219512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64030" calcext:value-type="float">
            <text:p>16403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3];[.P43]);&quot;NA&quot;)" office:value-type="float" office:value="23.52" calcext:value-type="float">
            <text:p>23,52</text:p>
          </table:table-cell>
          <table:table-cell table:formula="of:=IFERROR(AVERAGE([.K43];[.Q43]);&quot;NA&quot;)" office:value-type="float" office:value="0.96" calcext:value-type="float">
            <text:p>0,9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43]+[.G43]);&quot;NA&quot;)" office:value-type="float" office:value="100" calcext:value-type="float">
            <text:p>100</text:p>
          </table:table-cell>
          <table:table-cell table:formula="of:=[.H43]*0.49" office:value-type="float" office:value="23.52" calcext:value-type="float">
            <text:p>23,52</text:p>
          </table:table-cell>
          <table:table-cell table:formula="of:=IFERROR(2*[.H43]/[.I43];&quot;NA&quot;)" office:value-type="float" office:value="0.96" calcext:value-type="float">
            <text:p>0,9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64939" calcext:value-type="float">
            <text:p>16493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44];[.P44]);&quot;NA&quot;)" office:value-type="string" office:string-value="NA" calcext:value-type="string">
            <text:p>NA</text:p>
          </table:table-cell>
          <table:table-cell table:formula="of:=IFERROR(AVERAGE([.K44];[.Q4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44]+[.G4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44]/[.I4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67238" calcext:value-type="float">
            <text:p>16723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5];[.P45]);&quot;NA&quot;)" office:value-type="float" office:value="36.26" calcext:value-type="float">
            <text:p>36,26</text:p>
          </table:table-cell>
          <table:table-cell table:formula="of:=IFERROR(AVERAGE([.K45];[.Q45]);&quot;NA&quot;)" office:value-type="float" office:value="0.86046511627907" calcext:value-type="float">
            <text:p>0,8604651162790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formula="of:=IFERROR(([.F45]+[.G45]);&quot;NA&quot;)" office:value-type="float" office:value="172" calcext:value-type="float">
            <text:p>172</text:p>
          </table:table-cell>
          <table:table-cell table:formula="of:=[.H45]*0.49" office:value-type="float" office:value="36.26" calcext:value-type="float">
            <text:p>36,26</text:p>
          </table:table-cell>
          <table:table-cell table:formula="of:=IFERROR(2*[.H45]/[.I45];&quot;NA&quot;)" office:value-type="float" office:value="0.86046511627907" calcext:value-type="float">
            <text:p>0,8604651162790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69949" calcext:value-type="float">
            <text:p>16994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6];[.P46]);&quot;NA&quot;)" office:value-type="float" office:value="35.77" calcext:value-type="float">
            <text:p>35,77</text:p>
          </table:table-cell>
          <table:table-cell table:formula="of:=IFERROR(AVERAGE([.K46];[.Q46]);&quot;NA&quot;)" office:value-type="float" office:value="0.848837209302326" calcext:value-type="float">
            <text:p>0,84883720930232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formula="of:=IFERROR(([.F46]+[.G46]);&quot;NA&quot;)" office:value-type="float" office:value="172" calcext:value-type="float">
            <text:p>172</text:p>
          </table:table-cell>
          <table:table-cell table:formula="of:=[.H46]*0.49" office:value-type="float" office:value="35.77" calcext:value-type="float">
            <text:p>35,77</text:p>
          </table:table-cell>
          <table:table-cell table:formula="of:=IFERROR(2*[.H46]/[.I46];&quot;NA&quot;)" office:value-type="float" office:value="0.848837209302326" calcext:value-type="float">
            <text:p>0,84883720930232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73940" calcext:value-type="float">
            <text:p>17394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47];[.P47]);&quot;NA&quot;)" office:value-type="string" office:string-value="NA" calcext:value-type="string">
            <text:p>NA</text:p>
          </table:table-cell>
          <table:table-cell table:formula="of:=IFERROR(AVERAGE([.K47];[.Q47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47]+[.G4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47]/[.I4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74437" calcext:value-type="float">
            <text:p>17443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48];[.P48]);&quot;NA&quot;)" office:value-type="float" office:value="38.71" calcext:value-type="float">
            <text:p>38,71</text:p>
          </table:table-cell>
          <table:table-cell table:formula="of:=IFERROR(AVERAGE([.K48];[.Q48]);&quot;NA&quot;)" office:value-type="float" office:value="0.923976608187135" calcext:value-type="float">
            <text:p>0,92397660818713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formula="of:=IFERROR(([.F48]+[.G48]);&quot;NA&quot;)" office:value-type="float" office:value="171" calcext:value-type="float">
            <text:p>171</text:p>
          </table:table-cell>
          <table:table-cell table:formula="of:=[.H48]*0.49" office:value-type="float" office:value="38.71" calcext:value-type="float">
            <text:p>38,71</text:p>
          </table:table-cell>
          <table:table-cell table:formula="of:=IFERROR(2*[.H48]/[.I48];&quot;NA&quot;)" office:value-type="float" office:value="0.923976608187135" calcext:value-type="float">
            <text:p>0,92397660818713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78950" calcext:value-type="float">
            <text:p>17895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49];[.P49]);&quot;NA&quot;)" office:value-type="float" office:value="22.05" calcext:value-type="float">
            <text:p>22,05</text:p>
          </table:table-cell>
          <table:table-cell table:formula="of:=IFERROR(AVERAGE([.K49];[.Q49]);&quot;NA&quot;)" office:value-type="float" office:value="0.841121495327103" calcext:value-type="float">
            <text:p>0,84112149532710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ERROR(([.F49]+[.G49]);&quot;NA&quot;)" office:value-type="float" office:value="107" calcext:value-type="float">
            <text:p>107</text:p>
          </table:table-cell>
          <table:table-cell table:formula="of:=[.H49]*0.49" office:value-type="float" office:value="22.05" calcext:value-type="float">
            <text:p>22,05</text:p>
          </table:table-cell>
          <table:table-cell table:formula="of:=IFERROR(2*[.H49]/[.I49];&quot;NA&quot;)" office:value-type="float" office:value="0.841121495327103" calcext:value-type="float">
            <text:p>0,84112149532710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79346" calcext:value-type="float">
            <text:p>17934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0];[.P50]);&quot;NA&quot;)" office:value-type="string" office:string-value="NA" calcext:value-type="string">
            <text:p>NA</text:p>
          </table:table-cell>
          <table:table-cell table:formula="of:=IFERROR(AVERAGE([.K50];[.Q5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0]+[.G5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0]/[.I5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80129" calcext:value-type="float">
            <text:p>18012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1];[.P51]);&quot;NA&quot;)" office:value-type="float" office:value="18.62" calcext:value-type="float">
            <text:p>18,62</text:p>
          </table:table-cell>
          <table:table-cell table:formula="of:=IFERROR(AVERAGE([.K51];[.Q51]);&quot;NA&quot;)" office:value-type="float" office:value="0.8" calcext:value-type="float">
            <text:p>0,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38" calcext:value-type="float">
            <text:p>38</text:p>
          </table:table-cell>
          <table:table-cell table:formula="of:=IFERROR(([.F51]+[.G51]);&quot;NA&quot;)" office:value-type="float" office:value="95" calcext:value-type="float">
            <text:p>95</text:p>
          </table:table-cell>
          <table:table-cell table:formula="of:=[.H51]*0.49" office:value-type="float" office:value="18.62" calcext:value-type="float">
            <text:p>18,62</text:p>
          </table:table-cell>
          <table:table-cell table:formula="of:=IFERROR(2*[.H51]/[.I51];&quot;NA&quot;)" office:value-type="float" office:value="0.8" calcext:value-type="float">
            <text:p>0,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80432" calcext:value-type="float">
            <text:p>18043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52];[.P52]);&quot;NA&quot;)" office:value-type="float" office:value="28.91" calcext:value-type="float">
            <text:p>28,91</text:p>
          </table:table-cell>
          <table:table-cell table:formula="of:=IFERROR(AVERAGE([.K52];[.Q52]);&quot;NA&quot;)" office:value-type="float" office:value="0.842857142857143" calcext:value-type="float">
            <text:p>0,84285714285714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formula="of:=IFERROR(([.F52]+[.G52]);&quot;NA&quot;)" office:value-type="float" office:value="140" calcext:value-type="float">
            <text:p>140</text:p>
          </table:table-cell>
          <table:table-cell table:formula="of:=[.H52]*0.49" office:value-type="float" office:value="28.91" calcext:value-type="float">
            <text:p>28,91</text:p>
          </table:table-cell>
          <table:table-cell table:formula="of:=IFERROR(2*[.H52]/[.I52];&quot;NA&quot;)" office:value-type="float" office:value="0.842857142857143" calcext:value-type="float">
            <text:p>0,84285714285714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182739" calcext:value-type="float">
            <text:p>18273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3];[.P53]);&quot;NA&quot;)" office:value-type="float" office:value="8.82" calcext:value-type="float">
            <text:p>8,82</text:p>
          </table:table-cell>
          <table:table-cell table:formula="of:=IFERROR(AVERAGE([.K53];[.Q53]);&quot;NA&quot;)" office:value-type="float" office:value="0.947368421052632" calcext:value-type="float">
            <text:p>0,9473684210526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ERROR(([.F53]+[.G53]);&quot;NA&quot;)" office:value-type="float" office:value="38" calcext:value-type="float">
            <text:p>38</text:p>
          </table:table-cell>
          <table:table-cell table:formula="of:=[.H53]*0.49" office:value-type="float" office:value="8.82" calcext:value-type="float">
            <text:p>8,82</text:p>
          </table:table-cell>
          <table:table-cell table:formula="of:=IFERROR(2*[.H53]/[.I53];&quot;NA&quot;)" office:value-type="float" office:value="0.947368421052632" calcext:value-type="float">
            <text:p>0,94736842105263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83034" calcext:value-type="float">
            <text:p>18303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4];[.P54]);&quot;NA&quot;)" office:value-type="float" office:value="18.62" calcext:value-type="float">
            <text:p>18,62</text:p>
          </table:table-cell>
          <table:table-cell table:formula="of:=IFERROR(AVERAGE([.K54];[.Q54]);&quot;NA&quot;)" office:value-type="float" office:value="0.853932584269663" calcext:value-type="float">
            <text:p>0,85393258426966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formula="of:=IFERROR(([.F54]+[.G54]);&quot;NA&quot;)" office:value-type="float" office:value="89" calcext:value-type="float">
            <text:p>89</text:p>
          </table:table-cell>
          <table:table-cell table:formula="of:=[.H54]*0.49" office:value-type="float" office:value="18.62" calcext:value-type="float">
            <text:p>18,62</text:p>
          </table:table-cell>
          <table:table-cell table:formula="of:=IFERROR(2*[.H54]/[.I54];&quot;NA&quot;)" office:value-type="float" office:value="0.853932584269663" calcext:value-type="float">
            <text:p>0,85393258426966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85038" calcext:value-type="float">
            <text:p>18503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5];[.P55]);&quot;NA&quot;)" office:value-type="string" office:string-value="NA" calcext:value-type="string">
            <text:p>NA</text:p>
          </table:table-cell>
          <table:table-cell table:formula="of:=IFERROR(AVERAGE([.K55];[.Q5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5]+[.G5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5]/[.I5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85442" calcext:value-type="float">
            <text:p>1854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56];[.P56]);&quot;NA&quot;)" office:value-type="float" office:value="17.64" calcext:value-type="float">
            <text:p>17,64</text:p>
          </table:table-cell>
          <table:table-cell table:formula="of:=IFERROR(AVERAGE([.K56];[.Q56]);&quot;NA&quot;)" office:value-type="float" office:value="0.878048780487805" calcext:value-type="float">
            <text:p>0,87804878048780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ERROR(([.F56]+[.G56]);&quot;NA&quot;)" office:value-type="float" office:value="82" calcext:value-type="float">
            <text:p>82</text:p>
          </table:table-cell>
          <table:table-cell table:formula="of:=[.H56]*0.49" office:value-type="float" office:value="17.64" calcext:value-type="float">
            <text:p>17,64</text:p>
          </table:table-cell>
          <table:table-cell table:formula="of:=IFERROR(2*[.H56]/[.I56];&quot;NA&quot;)" office:value-type="float" office:value="0.878048780487805" calcext:value-type="float">
            <text:p>0,87804878048780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86141" calcext:value-type="float">
            <text:p>186141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7];[.P57]);&quot;NA&quot;)" office:value-type="string" office:string-value="NA" calcext:value-type="string">
            <text:p>NA</text:p>
          </table:table-cell>
          <table:table-cell table:formula="of:=IFERROR(AVERAGE([.K57];[.Q57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7]+[.G5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7]/[.I5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88145" calcext:value-type="float">
            <text:p>188145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8];[.P58]);&quot;NA&quot;)" office:value-type="string" office:string-value="NA" calcext:value-type="string">
            <text:p>NA</text:p>
          </table:table-cell>
          <table:table-cell table:formula="of:=IFERROR(AVERAGE([.K58];[.Q5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8]+[.G5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8]/[.I5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89450" calcext:value-type="float">
            <text:p>18945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59];[.P59]);&quot;NA&quot;)" office:value-type="string" office:string-value="NA" calcext:value-type="string">
            <text:p>NA</text:p>
          </table:table-cell>
          <table:table-cell table:formula="of:=IFERROR(AVERAGE([.K59];[.Q59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59]+[.G5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59]/[.I5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91033" calcext:value-type="float">
            <text:p>19103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0];[.P60]);&quot;NA&quot;)" office:value-type="float" office:value="24.01" calcext:value-type="float">
            <text:p>24,01</text:p>
          </table:table-cell>
          <table:table-cell table:formula="of:=IFERROR(AVERAGE([.K60];[.Q60]);&quot;NA&quot;)" office:value-type="float" office:value="0.924528301886793" calcext:value-type="float">
            <text:p>0,924528301886793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formula="of:=IFERROR(([.F60]+[.G60]);&quot;NA&quot;)" office:value-type="float" office:value="106" calcext:value-type="float">
            <text:p>106</text:p>
          </table:table-cell>
          <table:table-cell table:formula="of:=[.H60]*0.49" office:value-type="float" office:value="24.01" calcext:value-type="float">
            <text:p>24,01</text:p>
          </table:table-cell>
          <table:table-cell table:formula="of:=IFERROR(2*[.H60]/[.I60];&quot;NA&quot;)" office:value-type="float" office:value="0.924528301886793" calcext:value-type="float">
            <text:p>0,92452830188679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91235" calcext:value-type="float">
            <text:p>19123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1];[.P61]);&quot;NA&quot;)" office:value-type="float" office:value="22.05" calcext:value-type="float">
            <text:p>22,05</text:p>
          </table:table-cell>
          <table:table-cell table:formula="of:=IFERROR(AVERAGE([.K61];[.Q61]);&quot;NA&quot;)" office:value-type="float" office:value="0.9" calcext:value-type="float">
            <text:p>0,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IFERROR(([.F61]+[.G61]);&quot;NA&quot;)" office:value-type="float" office:value="100" calcext:value-type="float">
            <text:p>100</text:p>
          </table:table-cell>
          <table:table-cell table:formula="of:=[.H61]*0.49" office:value-type="float" office:value="22.05" calcext:value-type="float">
            <text:p>22,05</text:p>
          </table:table-cell>
          <table:table-cell table:formula="of:=IFERROR(2*[.H61]/[.I61];&quot;NA&quot;)" office:value-type="float" office:value="0.9" calcext:value-type="float">
            <text:p>0,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2035" calcext:value-type="float">
            <text:p>19203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2];[.P62]);&quot;NA&quot;)" office:value-type="float" office:value="22.54" calcext:value-type="float">
            <text:p>22,54</text:p>
          </table:table-cell>
          <table:table-cell table:formula="of:=IFERROR(AVERAGE([.K62];[.Q62]);&quot;NA&quot;)" office:value-type="float" office:value="0.807017543859649" calcext:value-type="float">
            <text:p>0,80701754385964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ERROR(([.F62]+[.G62]);&quot;NA&quot;)" office:value-type="float" office:value="114" calcext:value-type="float">
            <text:p>114</text:p>
          </table:table-cell>
          <table:table-cell table:formula="of:=[.H62]*0.49" office:value-type="float" office:value="22.54" calcext:value-type="float">
            <text:p>22,54</text:p>
          </table:table-cell>
          <table:table-cell table:formula="of:=IFERROR(2*[.H62]/[.I62];&quot;NA&quot;)" office:value-type="float" office:value="0.807017543859649" calcext:value-type="float">
            <text:p>0,80701754385964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92136" calcext:value-type="float">
            <text:p>19213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3];[.P63]);&quot;NA&quot;)" office:value-type="float" office:value="16.66" calcext:value-type="float">
            <text:p>16,66</text:p>
          </table:table-cell>
          <table:table-cell table:formula="of:=IFERROR(AVERAGE([.K63];[.Q63]);&quot;NA&quot;)" office:value-type="float" office:value="0.883116883116883" calcext:value-type="float">
            <text:p>0,883116883116883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IFERROR(([.F63]+[.G63]);&quot;NA&quot;)" office:value-type="float" office:value="77" calcext:value-type="float">
            <text:p>77</text:p>
          </table:table-cell>
          <table:table-cell table:formula="of:=[.H63]*0.49" office:value-type="float" office:value="16.66" calcext:value-type="float">
            <text:p>16,66</text:p>
          </table:table-cell>
          <table:table-cell table:formula="of:=IFERROR(2*[.H63]/[.I63];&quot;NA&quot;)" office:value-type="float" office:value="0.883116883116883" calcext:value-type="float">
            <text:p>0,88311688311688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4746" calcext:value-type="float">
            <text:p>19474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4];[.P64]);&quot;NA&quot;)" office:value-type="string" office:string-value="NA" calcext:value-type="string">
            <text:p>NA</text:p>
          </table:table-cell>
          <table:table-cell table:formula="of:=IFERROR(AVERAGE([.K64];[.Q6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4]+[.G6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4]/[.I6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98451" calcext:value-type="float">
            <text:p>1984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5];[.P65]);&quot;NA&quot;)" office:value-type="float" office:value="12.74" calcext:value-type="float">
            <text:p>12,74</text:p>
          </table:table-cell>
          <table:table-cell table:formula="of:=IFERROR(AVERAGE([.K65];[.Q65]);&quot;NA&quot;)" office:value-type="float" office:value="0.8125" calcext:value-type="float">
            <text:p>0,812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formula="of:=IFERROR(([.F65]+[.G65]);&quot;NA&quot;)" office:value-type="float" office:value="64" calcext:value-type="float">
            <text:p>64</text:p>
          </table:table-cell>
          <table:table-cell table:formula="of:=[.H65]*0.49" office:value-type="float" office:value="12.74" calcext:value-type="float">
            <text:p>12,74</text:p>
          </table:table-cell>
          <table:table-cell table:formula="of:=IFERROR(2*[.H65]/[.I65];&quot;NA&quot;)" office:value-type="float" office:value="0.8125" calcext:value-type="float">
            <text:p>0,812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0917" calcext:value-type="float">
            <text:p>20091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66];[.P66]);&quot;NA&quot;)" office:value-type="float" office:value="31.85" calcext:value-type="float">
            <text:p>31,85</text:p>
          </table:table-cell>
          <table:table-cell table:formula="of:=IFERROR(AVERAGE([.K66];[.Q66]);&quot;NA&quot;)" office:value-type="float" office:value="0.935251798561151" calcext:value-type="float">
            <text:p>0,93525179856115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IFERROR(([.F66]+[.G66]);&quot;NA&quot;)" office:value-type="float" office:value="139" calcext:value-type="float">
            <text:p>139</text:p>
          </table:table-cell>
          <table:table-cell table:formula="of:=[.H66]*0.49" office:value-type="float" office:value="31.85" calcext:value-type="float">
            <text:p>31,85</text:p>
          </table:table-cell>
          <table:table-cell table:formula="of:=IFERROR(2*[.H66]/[.I66];&quot;NA&quot;)" office:value-type="float" office:value="0.935251798561151" calcext:value-type="float">
            <text:p>0,93525179856115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1111" calcext:value-type="float">
            <text:p>201111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7];[.P67]);&quot;NA&quot;)" office:value-type="string" office:string-value="NA" calcext:value-type="string">
            <text:p>NA</text:p>
          </table:table-cell>
          <table:table-cell table:formula="of:=IFERROR(AVERAGE([.K67];[.Q67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7]+[.G67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7]/[.I67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01515" calcext:value-type="float">
            <text:p>201515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68];[.P68]);&quot;NA&quot;)" office:value-type="string" office:string-value="NA" calcext:value-type="string">
            <text:p>NA</text:p>
          </table:table-cell>
          <table:table-cell table:formula="of:=IFERROR(AVERAGE([.K68];[.Q6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68]+[.G6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68]/[.I6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4218" calcext:value-type="float">
            <text:p>20421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ILOBAR/BROAD</text:p>
          </table:table-cell>
          <table:table-cell table:formula="of:=IFERROR(AVERAGE([.J69];[.P69]);&quot;NA&quot;)" office:value-type="float" office:value="59.29" calcext:value-type="float">
            <text:p>59,29</text:p>
          </table:table-cell>
          <table:table-cell table:formula="of:=IFERROR(AVERAGE([.K69];[.Q69]);&quot;NA&quot;)" office:value-type="float" office:value="0.96031746031746" calcext:value-type="float">
            <text:p>0,96031746031746</text:p>
          </table:table-cell>
          <table:table-cell table:style-name="ce5"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formula="of:=IFERROR(([.F69]+[.G69]);&quot;NA&quot;)" office:value-type="float" office:value="252" calcext:value-type="float">
            <text:p>252</text:p>
          </table:table-cell>
          <table:table-cell table:formula="of:=[.H69]*0.49" office:value-type="float" office:value="59.29" calcext:value-type="float">
            <text:p>59,29</text:p>
          </table:table-cell>
          <table:table-cell table:formula="of:=IFERROR(2*[.H69]/[.I69];&quot;NA&quot;)" office:value-type="float" office:value="0.96031746031746" calcext:value-type="float">
            <text:p>0,9603174603174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05119" calcext:value-type="float">
            <text:p>20511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0];[.P70]);&quot;NA&quot;)" office:value-type="float" office:value="29.89" calcext:value-type="float">
            <text:p>29,89</text:p>
          </table:table-cell>
          <table:table-cell table:formula="of:=IFERROR(AVERAGE([.K70];[.Q70]);&quot;NA&quot;)" office:value-type="float" office:value="0.953125" calcext:value-type="float">
            <text:p>0,95312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formula="of:=IFERROR(([.F70]+[.G70]);&quot;NA&quot;)" office:value-type="float" office:value="128" calcext:value-type="float">
            <text:p>128</text:p>
          </table:table-cell>
          <table:table-cell table:formula="of:=[.H70]*0.49" office:value-type="float" office:value="29.89" calcext:value-type="float">
            <text:p>29,89</text:p>
          </table:table-cell>
          <table:table-cell table:formula="of:=IFERROR(2*[.H70]/[.I70];&quot;NA&quot;)" office:value-type="float" office:value="0.953125" calcext:value-type="float">
            <text:p>0,95312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10112" calcext:value-type="float">
            <text:p>21011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1];[.P71]);&quot;NA&quot;)" office:value-type="float" office:value="24.5" calcext:value-type="float">
            <text:p>24,5</text:p>
          </table:table-cell>
          <table:table-cell table:formula="of:=IFERROR(AVERAGE([.K71];[.Q71]);&quot;NA&quot;)" office:value-type="float" office:value="0.884955752212389" calcext:value-type="float">
            <text:p>0,88495575221238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ERROR(([.F71]+[.G71]);&quot;NA&quot;)" office:value-type="float" office:value="113" calcext:value-type="float">
            <text:p>113</text:p>
          </table:table-cell>
          <table:table-cell table:formula="of:=[.H71]*0.49" office:value-type="float" office:value="24.5" calcext:value-type="float">
            <text:p>24,5</text:p>
          </table:table-cell>
          <table:table-cell table:formula="of:=IFERROR(2*[.H71]/[.I71];&quot;NA&quot;)" office:value-type="float" office:value="0.884955752212389" calcext:value-type="float">
            <text:p>0,88495575221238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2015" calcext:value-type="float">
            <text:p>21201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2];[.P72]);&quot;NA&quot;)" office:value-type="float" office:value="9.31" calcext:value-type="float">
            <text:p>9,31</text:p>
          </table:table-cell>
          <table:table-cell table:formula="of:=IFERROR(AVERAGE([.K72];[.Q72]);&quot;NA&quot;)" office:value-type="float" office:value="0.808510638297872" calcext:value-type="float">
            <text:p>0,80851063829787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IFERROR(([.F72]+[.G72]);&quot;NA&quot;)" office:value-type="float" office:value="47" calcext:value-type="float">
            <text:p>47</text:p>
          </table:table-cell>
          <table:table-cell table:formula="of:=[.H72]*0.49" office:value-type="float" office:value="9.31" calcext:value-type="float">
            <text:p>9,31</text:p>
          </table:table-cell>
          <table:table-cell table:formula="of:=IFERROR(2*[.H72]/[.I72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4221" calcext:value-type="float">
            <text:p>21422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3];[.P73]);&quot;NA&quot;)" office:value-type="float" office:value="17.15" calcext:value-type="float">
            <text:p>17,15</text:p>
          </table:table-cell>
          <table:table-cell table:formula="of:=IFERROR(AVERAGE([.K73];[.Q73]);&quot;NA&quot;)" office:value-type="float" office:value="0.843373493975904" calcext:value-type="float">
            <text:p>0,84337349397590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IFERROR(([.F73]+[.G73]);&quot;NA&quot;)" office:value-type="float" office:value="83" calcext:value-type="float">
            <text:p>83</text:p>
          </table:table-cell>
          <table:table-cell table:formula="of:=[.H73]*0.49" office:value-type="float" office:value="17.15" calcext:value-type="float">
            <text:p>17,15</text:p>
          </table:table-cell>
          <table:table-cell table:formula="of:=IFERROR(2*[.H73]/[.I73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4423" calcext:value-type="float">
            <text:p>21442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74];[.P74]);&quot;NA&quot;)" office:value-type="string" office:string-value="NA" calcext:value-type="string">
            <text:p>NA</text:p>
          </table:table-cell>
          <table:table-cell table:formula="of:=IFERROR(AVERAGE([.K74];[.Q7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74]+[.G7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74]/[.I7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20721" calcext:value-type="float">
            <text:p>22072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75];[.P75]);&quot;NA&quot;)" office:value-type="float" office:value="23.52" calcext:value-type="float">
            <text:p>23,52</text:p>
          </table:table-cell>
          <table:table-cell table:formula="of:=IFERROR(AVERAGE([.K75];[.Q75]);&quot;NA&quot;)" office:value-type="float" office:value="0.872727272727273" calcext:value-type="float">
            <text:p>0,87272727272727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ERROR(([.F75]+[.G75]);&quot;NA&quot;)" office:value-type="float" office:value="110" calcext:value-type="float">
            <text:p>110</text:p>
          </table:table-cell>
          <table:table-cell table:formula="of:=[.H75]*0.49" office:value-type="float" office:value="23.52" calcext:value-type="float">
            <text:p>23,52</text:p>
          </table:table-cell>
          <table:table-cell table:formula="of:=IFERROR(2*[.H75]/[.I75];&quot;NA&quot;)" office:value-type="float" office:value="0.872727272727273" calcext:value-type="float">
            <text:p>0,87272727272727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31928" calcext:value-type="float">
            <text:p>23192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6];[.P76]);&quot;NA&quot;)" office:value-type="float" office:value="13.72" calcext:value-type="float">
            <text:p>13,72</text:p>
          </table:table-cell>
          <table:table-cell table:formula="of:=IFERROR(AVERAGE([.K76];[.Q76]);&quot;NA&quot;)" office:value-type="float" office:value="0.823529411764706" calcext:value-type="float">
            <text:p>0,8235294117647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ERROR(([.F76]+[.G76]);&quot;NA&quot;)" office:value-type="float" office:value="68" calcext:value-type="float">
            <text:p>68</text:p>
          </table:table-cell>
          <table:table-cell table:formula="of:=[.H76]*0.49" office:value-type="float" office:value="13.72" calcext:value-type="float">
            <text:p>13,72</text:p>
          </table:table-cell>
          <table:table-cell table:formula="of:=IFERROR(2*[.H76]/[.I76];&quot;NA&quot;)" office:value-type="float" office:value="0.823529411764706" calcext:value-type="float">
            <text:p>0,82352941176470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233326" calcext:value-type="float">
            <text:p>23332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7];[.P77]);&quot;NA&quot;)" office:value-type="float" office:value="22.05" calcext:value-type="float">
            <text:p>22,05</text:p>
          </table:table-cell>
          <table:table-cell table:formula="of:=IFERROR(AVERAGE([.K77];[.Q77]);&quot;NA&quot;)" office:value-type="float" office:value="0.857142857142857" calcext:value-type="float">
            <text:p>0,85714285714285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IFERROR(([.F77]+[.G77]);&quot;NA&quot;)" office:value-type="float" office:value="105" calcext:value-type="float">
            <text:p>105</text:p>
          </table:table-cell>
          <table:table-cell table:formula="of:=[.H77]*0.49" office:value-type="float" office:value="22.05" calcext:value-type="float">
            <text:p>22,05</text:p>
          </table:table-cell>
          <table:table-cell table:formula="of:=IFERROR(2*[.H77]/[.I77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95146" calcext:value-type="float">
            <text:p>29514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8];[.P78]);&quot;NA&quot;)" office:value-type="float" office:value="27.93" calcext:value-type="float">
            <text:p>27,93</text:p>
          </table:table-cell>
          <table:table-cell table:formula="of:=IFERROR(AVERAGE([.K78];[.Q78]);&quot;NA&quot;)" office:value-type="float" office:value="0.870229007633588" calcext:value-type="float">
            <text:p>0,8702290076335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IFERROR(([.F78]+[.G78]);&quot;NA&quot;)" office:value-type="float" office:value="131" calcext:value-type="float">
            <text:p>131</text:p>
          </table:table-cell>
          <table:table-cell table:formula="of:=[.H78]*0.49" office:value-type="float" office:value="27.93" calcext:value-type="float">
            <text:p>27,93</text:p>
          </table:table-cell>
          <table:table-cell table:formula="of:=IFERROR(2*[.H78]/[.I78];&quot;NA&quot;)" office:value-type="float" office:value="0.870229007633588" calcext:value-type="float">
            <text:p>0,87022900763358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98051" calcext:value-type="float">
            <text:p>2980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79];[.P79]);&quot;NA&quot;)" office:value-type="float" office:value="24.5" calcext:value-type="float">
            <text:p>24,5</text:p>
          </table:table-cell>
          <table:table-cell table:formula="of:=IFERROR(AVERAGE([.K79];[.Q79]);&quot;NA&quot;)" office:value-type="float" office:value="0.87719298245614" calcext:value-type="float">
            <text:p>0,8771929824561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IFERROR(([.F79]+[.G79]);&quot;NA&quot;)" office:value-type="float" office:value="114" calcext:value-type="float">
            <text:p>114</text:p>
          </table:table-cell>
          <table:table-cell table:formula="of:=[.H79]*0.49" office:value-type="float" office:value="24.5" calcext:value-type="float">
            <text:p>24,5</text:p>
          </table:table-cell>
          <table:table-cell table:formula="of:=IFERROR(2*[.H79]/[.I79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300719" calcext:value-type="float">
            <text:p>30071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0];[.P80]);&quot;NA&quot;)" office:value-type="float" office:value="11.27" calcext:value-type="float">
            <text:p>11,27</text:p>
          </table:table-cell>
          <table:table-cell table:formula="of:=IFERROR(AVERAGE([.K80];[.Q80]);&quot;NA&quot;)" office:value-type="float" office:value="0.851851851851852" calcext:value-type="float">
            <text:p>0,8518518518518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ERROR(([.F80]+[.G80]);&quot;NA&quot;)" office:value-type="float" office:value="54" calcext:value-type="float">
            <text:p>54</text:p>
          </table:table-cell>
          <table:table-cell table:formula="of:=[.H80]*0.49" office:value-type="float" office:value="11.27" calcext:value-type="float">
            <text:p>11,27</text:p>
          </table:table-cell>
          <table:table-cell table:formula="of:=IFERROR(2*[.H80]/[.I80];&quot;NA&quot;)" office:value-type="float" office:value="0.851851851851852" calcext:value-type="float">
            <text:p>0,85185185185185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303119" calcext:value-type="float">
            <text:p>30311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81];[.P81]);&quot;NA&quot;)" office:value-type="string" office:string-value="NA" calcext:value-type="string">
            <text:p>NA</text:p>
          </table:table-cell>
          <table:table-cell table:formula="of:=IFERROR(AVERAGE([.K81];[.Q81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81]+[.G81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81]/[.I8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304727" calcext:value-type="float">
            <text:p>30472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2];[.P82]);&quot;NA&quot;)" office:value-type="float" office:value="18.13" calcext:value-type="float">
            <text:p>18,13</text:p>
          </table:table-cell>
          <table:table-cell table:formula="of:=IFERROR(AVERAGE([.K82];[.Q82]);&quot;NA&quot;)" office:value-type="float" office:value="0.831460674157303" calcext:value-type="float">
            <text:p>0,83146067415730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7" calcext:value-type="float">
            <text:p>37</text:p>
          </table:table-cell>
          <table:table-cell table:formula="of:=IFERROR(([.F82]+[.G82]);&quot;NA&quot;)" office:value-type="float" office:value="89" calcext:value-type="float">
            <text:p>89</text:p>
          </table:table-cell>
          <table:table-cell table:formula="of:=[.H82]*0.49" office:value-type="float" office:value="18.13" calcext:value-type="float">
            <text:p>18,13</text:p>
          </table:table-cell>
          <table:table-cell table:formula="of:=IFERROR(2*[.H82]/[.I82];&quot;NA&quot;)" office:value-type="float" office:value="0.831460674157303" calcext:value-type="float">
            <text:p>0,83146067415730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308331" calcext:value-type="float">
            <text:p>30833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3];[.P83]);&quot;NA&quot;)" office:value-type="float" office:value="22.05" calcext:value-type="float">
            <text:p>22,05</text:p>
          </table:table-cell>
          <table:table-cell table:formula="of:=IFERROR(AVERAGE([.K83];[.Q83]);&quot;NA&quot;)" office:value-type="float" office:value="0.810810810810811" calcext:value-type="float">
            <text:p>0,81081081081081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5" calcext:value-type="float">
            <text:p>45</text:p>
          </table:table-cell>
          <table:table-cell table:formula="of:=IFERROR(([.F83]+[.G83]);&quot;NA&quot;)" office:value-type="float" office:value="111" calcext:value-type="float">
            <text:p>111</text:p>
          </table:table-cell>
          <table:table-cell table:formula="of:=[.H83]*0.49" office:value-type="float" office:value="22.05" calcext:value-type="float">
            <text:p>22,05</text:p>
          </table:table-cell>
          <table:table-cell table:formula="of:=IFERROR(2*[.H83]/[.I83];&quot;NA&quot;)" office:value-type="float" office:value="0.810810810810811" calcext:value-type="float">
            <text:p>0,81081081081081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314225" calcext:value-type="float">
            <text:p>31422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4];[.P84]);&quot;NA&quot;)" office:value-type="float" office:value="24.01" calcext:value-type="float">
            <text:p>24,01</text:p>
          </table:table-cell>
          <table:table-cell table:formula="of:=IFERROR(AVERAGE([.K84];[.Q84]);&quot;NA&quot;)" office:value-type="float" office:value="0.882882882882883" calcext:value-type="float">
            <text:p>0,88288288288288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9" calcext:value-type="float">
            <text:p>49</text:p>
          </table:table-cell>
          <table:table-cell table:formula="of:=IFERROR(([.F84]+[.G84]);&quot;NA&quot;)" office:value-type="float" office:value="111" calcext:value-type="float">
            <text:p>111</text:p>
          </table:table-cell>
          <table:table-cell table:formula="of:=[.H84]*0.49" office:value-type="float" office:value="24.01" calcext:value-type="float">
            <text:p>24,01</text:p>
          </table:table-cell>
          <table:table-cell table:formula="of:=IFERROR(2*[.H84]/[.I84];&quot;NA&quot;)" office:value-type="float" office:value="0.882882882882883" calcext:value-type="float">
            <text:p>0,88288288288288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318637" calcext:value-type="float">
            <text:p>31863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5];[.P85]);&quot;NA&quot;)" office:value-type="float" office:value="31.36" calcext:value-type="float">
            <text:p>31,36</text:p>
          </table:table-cell>
          <table:table-cell table:formula="of:=IFERROR(AVERAGE([.K85];[.Q85]);&quot;NA&quot;)" office:value-type="float" office:value="0.853333333333333" calcext:value-type="float">
            <text:p>0,85333333333333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4" calcext:value-type="float">
            <text:p>64</text:p>
          </table:table-cell>
          <table:table-cell table:formula="of:=IFERROR(([.F85]+[.G85]);&quot;NA&quot;)" office:value-type="float" office:value="150" calcext:value-type="float">
            <text:p>150</text:p>
          </table:table-cell>
          <table:table-cell table:formula="of:=[.H85]*0.49" office:value-type="float" office:value="31.36" calcext:value-type="float">
            <text:p>31,36</text:p>
          </table:table-cell>
          <table:table-cell table:formula="of:=IFERROR(2*[.H85]/[.I85];&quot;NA&quot;)" office:value-type="float" office:value="0.853333333333333" calcext:value-type="float">
            <text:p>0,85333333333333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329844" calcext:value-type="float">
            <text:p>3298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6];[.P86]);&quot;NA&quot;)" office:value-type="float" office:value="18.62" calcext:value-type="float">
            <text:p>18,62</text:p>
          </table:table-cell>
          <table:table-cell table:formula="of:=IFERROR(AVERAGE([.K86];[.Q86]);&quot;NA&quot;)" office:value-type="float" office:value="0.808510638297872" calcext:value-type="float">
            <text:p>0,80851063829787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formula="of:=IFERROR(([.F86]+[.G86]);&quot;NA&quot;)" office:value-type="float" office:value="94" calcext:value-type="float">
            <text:p>94</text:p>
          </table:table-cell>
          <table:table-cell table:formula="of:=[.H86]*0.49" office:value-type="float" office:value="18.62" calcext:value-type="float">
            <text:p>18,62</text:p>
          </table:table-cell>
          <table:table-cell table:formula="of:=IFERROR(2*[.H86]/[.I86];&quot;NA&quot;)" office:value-type="float" office:value="0.808510638297872" calcext:value-type="float">
            <text:p>0,80851063829787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349244" calcext:value-type="float">
            <text:p>3492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7];[.P87]);&quot;NA&quot;)" office:value-type="float" office:value="9.8" calcext:value-type="float">
            <text:p>9,8</text:p>
          </table:table-cell>
          <table:table-cell table:formula="of:=IFERROR(AVERAGE([.K87];[.Q87]);&quot;NA&quot;)" office:value-type="float" office:value="0.952380952380952" calcext:value-type="float">
            <text:p>0,952380952380952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formula="of:=IFERROR(([.F87]+[.G87]);&quot;NA&quot;)" office:value-type="float" office:value="42" calcext:value-type="float">
            <text:p>42</text:p>
          </table:table-cell>
          <table:table-cell table:formula="of:=[.H87]*0.49" office:value-type="float" office:value="9.8" calcext:value-type="float">
            <text:p>9,8</text:p>
          </table:table-cell>
          <table:table-cell table:formula="of:=IFERROR(2*[.H87]/[.I87];&quot;NA&quot;)" office:value-type="float" office:value="0.952380952380952" calcext:value-type="float">
            <text:p>0,95238095238095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368753" calcext:value-type="float">
            <text:p>3687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88];[.P88]);&quot;NA&quot;)" office:value-type="float" office:value="21.56" calcext:value-type="float">
            <text:p>21,56</text:p>
          </table:table-cell>
          <table:table-cell table:formula="of:=IFERROR(AVERAGE([.K88];[.Q88]);&quot;NA&quot;)" office:value-type="float" office:value="0.822429906542056" calcext:value-type="float">
            <text:p>0,82242990654205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4" calcext:value-type="float">
            <text:p>44</text:p>
          </table:table-cell>
          <table:table-cell table:formula="of:=IFERROR(([.F88]+[.G88]);&quot;NA&quot;)" office:value-type="float" office:value="107" calcext:value-type="float">
            <text:p>107</text:p>
          </table:table-cell>
          <table:table-cell table:formula="of:=[.H88]*0.49" office:value-type="float" office:value="21.56" calcext:value-type="float">
            <text:p>21,56</text:p>
          </table:table-cell>
          <table:table-cell table:formula="of:=IFERROR(2*[.H88]/[.I88];&quot;NA&quot;)" office:value-type="float" office:value="0.822429906542056" calcext:value-type="float">
            <text:p>0,82242990654205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376247" calcext:value-type="float">
            <text:p>37624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89];[.P89]);&quot;NA&quot;)" office:value-type="float" office:value="32.34" calcext:value-type="float">
            <text:p>32,34</text:p>
          </table:table-cell>
          <table:table-cell table:formula="of:=IFERROR(AVERAGE([.K89];[.Q89]);&quot;NA&quot;)" office:value-type="float" office:value="0.868421052631579" calcext:value-type="float">
            <text:p>0,86842105263157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formula="of:=IFERROR(([.F89]+[.G89]);&quot;NA&quot;)" office:value-type="float" office:value="152" calcext:value-type="float">
            <text:p>152</text:p>
          </table:table-cell>
          <table:table-cell table:formula="of:=[.H89]*0.49" office:value-type="float" office:value="32.34" calcext:value-type="float">
            <text:p>32,34</text:p>
          </table:table-cell>
          <table:table-cell table:formula="of:=IFERROR(2*[.H89]/[.I89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378756" calcext:value-type="float">
            <text:p>37875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0];[.P90]);&quot;NA&quot;)" office:value-type="string" office:string-value="NA" calcext:value-type="string">
            <text:p>NA</text:p>
          </table:table-cell>
          <table:table-cell table:formula="of:=IFERROR(AVERAGE([.K90];[.Q9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0]+[.G9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0]/[.I9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395756" calcext:value-type="float">
            <text:p>39575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91];[.P91]);&quot;NA&quot;)" office:value-type="float" office:value="9.31" calcext:value-type="float">
            <text:p>9,31</text:p>
          </table:table-cell>
          <table:table-cell table:formula="of:=IFERROR(AVERAGE([.K91];[.Q91]);&quot;NA&quot;)" office:value-type="float" office:value="1" calcext:value-type="float">
            <text:p>1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formula="of:=IFERROR(([.F91]+[.G91]);&quot;NA&quot;)" office:value-type="float" office:value="38" calcext:value-type="float">
            <text:p>38</text:p>
          </table:table-cell>
          <table:table-cell table:formula="of:=[.H91]*0.49" office:value-type="float" office:value="9.31" calcext:value-type="float">
            <text:p>9,31</text:p>
          </table:table-cell>
          <table:table-cell table:formula="of:=IFERROR(2*[.H91]/[.I91];&quot;NA&quot;)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412528" calcext:value-type="float">
            <text:p>41252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2];[.P92]);&quot;NA&quot;)" office:value-type="string" office:string-value="NA" calcext:value-type="string">
            <text:p>NA</text:p>
          </table:table-cell>
          <table:table-cell table:formula="of:=IFERROR(AVERAGE([.K92];[.Q92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2]+[.G9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2]/[.I9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436845" calcext:value-type="float">
            <text:p>43684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93];[.P93]);&quot;NA&quot;)" office:value-type="float" office:value="21.07" calcext:value-type="float">
            <text:p>21,07</text:p>
          </table:table-cell>
          <table:table-cell table:formula="of:=IFERROR(AVERAGE([.K93];[.Q93]);&quot;NA&quot;)" office:value-type="float" office:value="0.88659793814433" calcext:value-type="float">
            <text:p>0,8865979381443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ERROR(([.F93]+[.G93]);&quot;NA&quot;)" office:value-type="float" office:value="97" calcext:value-type="float">
            <text:p>97</text:p>
          </table:table-cell>
          <table:table-cell table:formula="of:=[.H93]*0.49" office:value-type="float" office:value="21.07" calcext:value-type="float">
            <text:p>21,07</text:p>
          </table:table-cell>
          <table:table-cell table:formula="of:=IFERROR(2*[.H93]/[.I93];&quot;NA&quot;)" office:value-type="float" office:value="0.88659793814433" calcext:value-type="float">
            <text:p>0,8865979381443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453542" calcext:value-type="float">
            <text:p>4535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94];[.P94]);&quot;NA&quot;)" office:value-type="float" office:value="41.16" calcext:value-type="float">
            <text:p>41,16</text:p>
          </table:table-cell>
          <table:table-cell table:formula="of:=IFERROR(AVERAGE([.K94];[.Q94]);&quot;NA&quot;)" office:value-type="float" office:value="0.870466321243523" calcext:value-type="float">
            <text:p>0,870466321243523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IFERROR(([.F94]+[.G94]);&quot;NA&quot;)" office:value-type="float" office:value="193" calcext:value-type="float">
            <text:p>193</text:p>
          </table:table-cell>
          <table:table-cell table:formula="of:=[.H94]*0.49" office:value-type="float" office:value="41.16" calcext:value-type="float">
            <text:p>41,16</text:p>
          </table:table-cell>
          <table:table-cell table:formula="of:=IFERROR(2*[.H94]/[.I94];&quot;NA&quot;)" office:value-type="float" office:value="0.870466321243523" calcext:value-type="float">
            <text:p>0,87046632124352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465852" calcext:value-type="float">
            <text:p>46585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5];[.P95]);&quot;NA&quot;)" office:value-type="string" office:string-value="NA" calcext:value-type="string">
            <text:p>NA</text:p>
          </table:table-cell>
          <table:table-cell table:formula="of:=IFERROR(AVERAGE([.K95];[.Q9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5]+[.G9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5]/[.I9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481042" calcext:value-type="float">
            <text:p>4810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96];[.P96]);&quot;NA&quot;)" office:value-type="float" office:value="28.91" calcext:value-type="float">
            <text:p>28,91</text:p>
          </table:table-cell>
          <table:table-cell table:formula="of:=IFERROR(AVERAGE([.K96];[.Q96]);&quot;NA&quot;)" office:value-type="float" office:value="0.848920863309353" calcext:value-type="float">
            <text:p>0,84892086330935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formula="of:=IFERROR(([.F96]+[.G96]);&quot;NA&quot;)" office:value-type="float" office:value="139" calcext:value-type="float">
            <text:p>139</text:p>
          </table:table-cell>
          <table:table-cell table:formula="of:=[.H96]*0.49" office:value-type="float" office:value="28.91" calcext:value-type="float">
            <text:p>28,91</text:p>
          </table:table-cell>
          <table:table-cell table:formula="of:=IFERROR(2*[.H96]/[.I96];&quot;NA&quot;)" office:value-type="float" office:value="0.848920863309353" calcext:value-type="float">
            <text:p>0,84892086330935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516742" calcext:value-type="float">
            <text:p>51674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97];[.P97]);&quot;NA&quot;)" office:value-type="float" office:value="10.78" calcext:value-type="float">
            <text:p>10,78</text:p>
          </table:table-cell>
          <table:table-cell table:formula="of:=IFERROR(AVERAGE([.K97];[.Q97]);&quot;NA&quot;)" office:value-type="float" office:value="0.814814814814815" calcext:value-type="float">
            <text:p>0,81481481481481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formula="of:=IFERROR(([.F97]+[.G97]);&quot;NA&quot;)" office:value-type="float" office:value="54" calcext:value-type="float">
            <text:p>54</text:p>
          </table:table-cell>
          <table:table-cell table:formula="of:=[.H97]*0.49" office:value-type="float" office:value="10.78" calcext:value-type="float">
            <text:p>10,78</text:p>
          </table:table-cell>
          <table:table-cell table:formula="of:=IFERROR(2*[.H97]/[.I97];&quot;NA&quot;)" office:value-type="float" office:value="0.814814814814815" calcext:value-type="float">
            <text:p>0,814814814814815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518746" calcext:value-type="float">
            <text:p>518746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98];[.P98]);&quot;NA&quot;)" office:value-type="string" office:string-value="NA" calcext:value-type="string">
            <text:p>NA</text:p>
          </table:table-cell>
          <table:table-cell table:formula="of:=IFERROR(AVERAGE([.K98];[.Q98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98]+[.G98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98]/[.I98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529953" calcext:value-type="float">
            <text:p>5299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99];[.P99]);&quot;NA&quot;)" office:value-type="float" office:value="5.88" calcext:value-type="float">
            <text:p>5,88</text:p>
          </table:table-cell>
          <table:table-cell table:formula="of:=IFERROR(AVERAGE([.K99];[.Q99]);&quot;NA&quot;)" office:value-type="float" office:value="0.923076923076923" calcext:value-type="float">
            <text:p>0,9230769230769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formula="of:=IFERROR(([.F99]+[.G99]);&quot;NA&quot;)" office:value-type="float" office:value="26" calcext:value-type="float">
            <text:p>26</text:p>
          </table:table-cell>
          <table:table-cell table:formula="of:=[.H99]*0.49" office:value-type="float" office:value="5.88" calcext:value-type="float">
            <text:p>5,88</text:p>
          </table:table-cell>
          <table:table-cell table:formula="of:=IFERROR(2*[.H99]/[.I99];&quot;NA&quot;)" office:value-type="float" office:value="0.923076923076923" calcext:value-type="float">
            <text:p>0,92307692307692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552241" calcext:value-type="float">
            <text:p>55224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0];[.P100]);&quot;NA&quot;)" office:value-type="float" office:value="17.64" calcext:value-type="float">
            <text:p>17,64</text:p>
          </table:table-cell>
          <table:table-cell table:formula="of:=IFERROR(AVERAGE([.K100];[.Q100]);&quot;NA&quot;)" office:value-type="float" office:value="0.867469879518072" calcext:value-type="float">
            <text:p>0,86746987951807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6" calcext:value-type="float">
            <text:p>36</text:p>
          </table:table-cell>
          <table:table-cell table:formula="of:=IFERROR(([.F100]+[.G100]);&quot;NA&quot;)" office:value-type="float" office:value="83" calcext:value-type="float">
            <text:p>83</text:p>
          </table:table-cell>
          <table:table-cell table:formula="of:=[.H100]*0.49" office:value-type="float" office:value="17.64" calcext:value-type="float">
            <text:p>17,64</text:p>
          </table:table-cell>
          <table:table-cell table:formula="of:=IFERROR(2*[.H100]/[.I100];&quot;NA&quot;)" office:value-type="float" office:value="0.867469879518072" calcext:value-type="float">
            <text:p>0,86746987951807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553344" calcext:value-type="float">
            <text:p>5533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1];[.P101]);&quot;NA&quot;)" office:value-type="float" office:value="13.23" calcext:value-type="float">
            <text:p>13,23</text:p>
          </table:table-cell>
          <table:table-cell table:formula="of:=IFERROR(AVERAGE([.K101];[.Q101]);&quot;NA&quot;)" office:value-type="float" office:value="0.885245901639344" calcext:value-type="float">
            <text:p>0,88524590163934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7" calcext:value-type="float">
            <text:p>27</text:p>
          </table:table-cell>
          <table:table-cell table:formula="of:=IFERROR(([.F101]+[.G101]);&quot;NA&quot;)" office:value-type="float" office:value="61" calcext:value-type="float">
            <text:p>61</text:p>
          </table:table-cell>
          <table:table-cell table:formula="of:=[.H101]*0.49" office:value-type="float" office:value="13.23" calcext:value-type="float">
            <text:p>13,23</text:p>
          </table:table-cell>
          <table:table-cell table:formula="of:=IFERROR(2*[.H101]/[.I101];&quot;NA&quot;)" office:value-type="float" office:value="0.885245901639344" calcext:value-type="float">
            <text:p>0,88524590163934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555348" calcext:value-type="float">
            <text:p>555348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2];[.P102]);&quot;NA&quot;)" office:value-type="float" office:value="13.23" calcext:value-type="float">
            <text:p>13,23</text:p>
          </table:table-cell>
          <table:table-cell table:formula="of:=IFERROR(AVERAGE([.K102];[.Q102]);&quot;NA&quot;)" office:value-type="float" office:value="0.857142857142857" calcext:value-type="float">
            <text:p>0,8571428571428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7" calcext:value-type="float">
            <text:p>27</text:p>
          </table:table-cell>
          <table:table-cell table:formula="of:=IFERROR(([.F102]+[.G102]);&quot;NA&quot;)" office:value-type="float" office:value="63" calcext:value-type="float">
            <text:p>63</text:p>
          </table:table-cell>
          <table:table-cell table:formula="of:=[.H102]*0.49" office:value-type="float" office:value="13.23" calcext:value-type="float">
            <text:p>13,23</text:p>
          </table:table-cell>
          <table:table-cell table:formula="of:=IFERROR(2*[.H102]/[.I102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555651" calcext:value-type="float">
            <text:p>5556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3];[.P103]);&quot;NA&quot;)" office:value-type="float" office:value="19.11" calcext:value-type="float">
            <text:p>19,11</text:p>
          </table:table-cell>
          <table:table-cell table:formula="of:=IFERROR(AVERAGE([.K103];[.Q103]);&quot;NA&quot;)" office:value-type="float" office:value="0.886363636363636" calcext:value-type="float">
            <text:p>0,88636363636363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9" calcext:value-type="float">
            <text:p>39</text:p>
          </table:table-cell>
          <table:table-cell table:formula="of:=IFERROR(([.F103]+[.G103]);&quot;NA&quot;)" office:value-type="float" office:value="88" calcext:value-type="float">
            <text:p>88</text:p>
          </table:table-cell>
          <table:table-cell table:formula="of:=[.H103]*0.49" office:value-type="float" office:value="19.11" calcext:value-type="float">
            <text:p>19,11</text:p>
          </table:table-cell>
          <table:table-cell table:formula="of:=IFERROR(2*[.H103]/[.I103];&quot;NA&quot;)" office:value-type="float" office:value="0.886363636363636" calcext:value-type="float">
            <text:p>0,88636363636363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555954" calcext:value-type="float">
            <text:p>55595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04];[.P104]);&quot;NA&quot;)" office:value-type="string" office:string-value="NA" calcext:value-type="string">
            <text:p>NA</text:p>
          </table:table-cell>
          <table:table-cell table:formula="of:=IFERROR(AVERAGE([.K104];[.Q104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04]+[.G104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4]/[.I104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559053" calcext:value-type="float">
            <text:p>55905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05];[.P105]);&quot;NA&quot;)" office:value-type="string" office:string-value="NA" calcext:value-type="string">
            <text:p>NA</text:p>
          </table:table-cell>
          <table:table-cell table:formula="of:=IFERROR(AVERAGE([.K105];[.Q10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05]+[.G10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5]/[.I10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561444" calcext:value-type="float">
            <text:p>56144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06];[.P106]);&quot;NA&quot;)" office:value-type="float" office:value="5.88" calcext:value-type="float">
            <text:p>5,88</text:p>
          </table:table-cell>
          <table:table-cell table:formula="of:=IFERROR(AVERAGE([.K106];[.Q106]);&quot;NA&quot;)" office:value-type="float" office:value="0.857142857142857" calcext:value-type="float">
            <text:p>0,85714285714285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ERROR(([.F106]+[.G106]);&quot;NA&quot;)" office:value-type="float" office:value="28" calcext:value-type="float">
            <text:p>28</text:p>
          </table:table-cell>
          <table:table-cell table:formula="of:=[.H106]*0.49" office:value-type="float" office:value="5.88" calcext:value-type="float">
            <text:p>5,88</text:p>
          </table:table-cell>
          <table:table-cell table:formula="of:=IFERROR(2*[.H106]/[.I106];&quot;NA&quot;)" office:value-type="float" office:value="0.857142857142857" calcext:value-type="float">
            <text:p>0,857142857142857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567759" calcext:value-type="float">
            <text:p>56775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 </text:p>
          </table:table-cell>
          <table:table-cell table:formula="of:=IFERROR(AVERAGE([.J107];[.P107]);&quot;NA&quot;)" office:value-type="float" office:value="40.18" calcext:value-type="float">
            <text:p>40,18</text:p>
          </table:table-cell>
          <table:table-cell table:formula="of:=IFERROR(AVERAGE([.K107];[.Q107]);&quot;NA&quot;)" office:value-type="float" office:value="0.896174863387978" calcext:value-type="float">
            <text:p>0,89617486338797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IFERROR(([.F107]+[.G107]);&quot;NA&quot;)" office:value-type="float" office:value="183" calcext:value-type="float">
            <text:p>183</text:p>
          </table:table-cell>
          <table:table-cell table:formula="of:=[.H107]*0.49" office:value-type="float" office:value="40.18" calcext:value-type="float">
            <text:p>40,18</text:p>
          </table:table-cell>
          <table:table-cell table:formula="of:=IFERROR(2*[.H107]/[.I107];&quot;NA&quot;)" office:value-type="float" office:value="0.896174863387978" calcext:value-type="float">
            <text:p>0,89617486338797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80751" calcext:value-type="float">
            <text:p>5807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08];[.P108]);&quot;NA&quot;)" office:value-type="float" office:value="35.28" calcext:value-type="float">
            <text:p>35,28</text:p>
          </table:table-cell>
          <table:table-cell table:formula="of:=IFERROR(AVERAGE([.K108];[.Q108]);&quot;NA&quot;)" office:value-type="float" office:value="0.917197452229299" calcext:value-type="float">
            <text:p>0,917197452229299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formula="of:=IFERROR(([.F108]+[.G108]);&quot;NA&quot;)" office:value-type="float" office:value="157" calcext:value-type="float">
            <text:p>157</text:p>
          </table:table-cell>
          <table:table-cell table:formula="of:=[.H108]*0.49" office:value-type="float" office:value="35.28" calcext:value-type="float">
            <text:p>35,28</text:p>
          </table:table-cell>
          <table:table-cell table:formula="of:=IFERROR(2*[.H108]/[.I108];&quot;NA&quot;)" office:value-type="float" office:value="0.917197452229299" calcext:value-type="float">
            <text:p>0,91719745222929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599671" calcext:value-type="float">
            <text:p>599671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09];[.P109]);&quot;NA&quot;)" office:value-type="string" office:string-value="NA" calcext:value-type="string">
            <text:p>NA</text:p>
          </table:table-cell>
          <table:table-cell table:formula="of:=IFERROR(AVERAGE([.K109];[.Q109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09]+[.G109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09]/[.I109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618952" calcext:value-type="float">
            <text:p>618952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0];[.P110]);&quot;NA&quot;)" office:value-type="float" office:value="12.25" calcext:value-type="float">
            <text:p>12,25</text:p>
          </table:table-cell>
          <table:table-cell table:formula="of:=IFERROR(AVERAGE([.K110];[.Q110]);&quot;NA&quot;)" office:value-type="float" office:value="0.87719298245614" calcext:value-type="float">
            <text:p>0,877192982456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ERROR(([.F110]+[.G110]);&quot;NA&quot;)" office:value-type="float" office:value="57" calcext:value-type="float">
            <text:p>57</text:p>
          </table:table-cell>
          <table:table-cell table:formula="of:=[.H110]*0.49" office:value-type="float" office:value="12.25" calcext:value-type="float">
            <text:p>12,25</text:p>
          </table:table-cell>
          <table:table-cell table:formula="of:=IFERROR(2*[.H110]/[.I110];&quot;NA&quot;)" office:value-type="float" office:value="0.87719298245614" calcext:value-type="float">
            <text:p>0,8771929824561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622236" calcext:value-type="float">
            <text:p>62223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11];[.P111]);&quot;NA&quot;)" office:value-type="float" office:value="46.55" calcext:value-type="float">
            <text:p>46,55</text:p>
          </table:table-cell>
          <table:table-cell table:formula="of:=IFERROR(AVERAGE([.K111];[.Q111]);&quot;NA&quot;)" office:value-type="float" office:value="0.913461538461538" calcext:value-type="float">
            <text:p>0,91346153846153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formula="of:=IFERROR(([.F111]+[.G111]);&quot;NA&quot;)" office:value-type="float" office:value="208" calcext:value-type="float">
            <text:p>208</text:p>
          </table:table-cell>
          <table:table-cell table:formula="of:=[.H111]*0.49" office:value-type="float" office:value="46.55" calcext:value-type="float">
            <text:p>46,55</text:p>
          </table:table-cell>
          <table:table-cell table:formula="of:=IFERROR(2*[.H111]/[.I111];&quot;NA&quot;)" office:value-type="float" office:value="0.913461538461538" calcext:value-type="float">
            <text:p>0,913461538461538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627549" calcext:value-type="float">
            <text:p>62754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2];[.P112]);&quot;NA&quot;)" office:value-type="string" office:string-value="NA" calcext:value-type="string">
            <text:p>NA</text:p>
          </table:table-cell>
          <table:table-cell table:formula="of:=IFERROR(AVERAGE([.K112];[.Q112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2]+[.G112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2]/[.I112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654552" calcext:value-type="float">
            <text:p>65455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3];[.P113]);&quot;NA&quot;)" office:value-type="string" office:string-value="NA" calcext:value-type="string">
            <text:p>NA</text:p>
          </table:table-cell>
          <table:table-cell table:formula="of:=IFERROR(AVERAGE([.K113];[.Q113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3]+[.G113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3]/[.I113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656253" calcext:value-type="float">
            <text:p>6562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4];[.P114]);&quot;NA&quot;)" office:value-type="float" office:value="13.72" calcext:value-type="float">
            <text:p>13,72</text:p>
          </table:table-cell>
          <table:table-cell table:formula="of:=IFERROR(AVERAGE([.K114];[.Q114]);&quot;NA&quot;)" office:value-type="float" office:value="0.861538461538462" calcext:value-type="float">
            <text:p>0,86153846153846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ERROR(([.F114]+[.G114]);&quot;NA&quot;)" office:value-type="float" office:value="65" calcext:value-type="float">
            <text:p>65</text:p>
          </table:table-cell>
          <table:table-cell table:formula="of:=[.H114]*0.49" office:value-type="float" office:value="13.72" calcext:value-type="float">
            <text:p>13,72</text:p>
          </table:table-cell>
          <table:table-cell table:formula="of:=IFERROR(2*[.H114]/[.I114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656657" calcext:value-type="float">
            <text:p>656657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5];[.P115]);&quot;NA&quot;)" office:value-type="string" office:string-value="NA" calcext:value-type="string">
            <text:p>NA</text:p>
          </table:table-cell>
          <table:table-cell table:formula="of:=IFERROR(AVERAGE([.K115];[.Q11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5]+[.G11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5]/[.I11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692964" calcext:value-type="float">
            <text:p>692964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16];[.P116]);&quot;NA&quot;)" office:value-type="string" office:string-value="NA" calcext:value-type="string">
            <text:p>NA</text:p>
          </table:table-cell>
          <table:table-cell table:formula="of:=IFERROR(AVERAGE([.K116];[.Q11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16]+[.G11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16]/[.I11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702133" calcext:value-type="float">
            <text:p>70213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117];[.P117]);&quot;NA&quot;)" office:value-type="float" office:value="15.19" calcext:value-type="float">
            <text:p>15,19</text:p>
          </table:table-cell>
          <table:table-cell table:formula="of:=IFERROR(AVERAGE([.K117];[.Q117]);&quot;NA&quot;)" office:value-type="float" office:value="0.911764705882353" calcext:value-type="float">
            <text:p>0,9117647058823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ERROR(([.F117]+[.G117]);&quot;NA&quot;)" office:value-type="float" office:value="68" calcext:value-type="float">
            <text:p>68</text:p>
          </table:table-cell>
          <table:table-cell table:formula="of:=[.H117]*0.49" office:value-type="float" office:value="15.19" calcext:value-type="float">
            <text:p>15,19</text:p>
          </table:table-cell>
          <table:table-cell table:formula="of:=IFERROR(2*[.H117]/[.I117];&quot;NA&quot;)" office:value-type="float" office:value="0.911764705882353" calcext:value-type="float">
            <text:p>0,91176470588235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709551" calcext:value-type="float">
            <text:p>7095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 </text:p>
          </table:table-cell>
          <table:table-cell table:formula="of:=IFERROR(AVERAGE([.J118];[.P118]);&quot;NA&quot;)" office:value-type="float" office:value="41.65" calcext:value-type="float">
            <text:p>41,65</text:p>
          </table:table-cell>
          <table:table-cell table:formula="of:=IFERROR(AVERAGE([.K118];[.Q118]);&quot;NA&quot;)" office:value-type="float" office:value="0.894736842105263" calcext:value-type="float">
            <text:p>0,894736842105263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IFERROR(([.F118]+[.G118]);&quot;NA&quot;)" office:value-type="float" office:value="190" calcext:value-type="float">
            <text:p>190</text:p>
          </table:table-cell>
          <table:table-cell table:formula="of:=[.H118]*0.49" office:value-type="float" office:value="41.65" calcext:value-type="float">
            <text:p>41,65</text:p>
          </table:table-cell>
          <table:table-cell table:formula="of:=IFERROR(2*[.H118]/[.I118];&quot;NA&quot;)" office:value-type="float" office:value="0.894736842105263" calcext:value-type="float">
            <text:p>0,89473684210526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725751" calcext:value-type="float">
            <text:p>72575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19];[.P119]);&quot;NA&quot;)" office:value-type="float" office:value="22.54" calcext:value-type="float">
            <text:p>22,54</text:p>
          </table:table-cell>
          <table:table-cell table:formula="of:=IFERROR(AVERAGE([.K119];[.Q119]);&quot;NA&quot;)" office:value-type="float" office:value="0.92" calcext:value-type="float">
            <text:p>0,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ERROR(([.F119]+[.G119]);&quot;NA&quot;)" office:value-type="float" office:value="100" calcext:value-type="float">
            <text:p>100</text:p>
          </table:table-cell>
          <table:table-cell table:formula="of:=[.H119]*0.49" office:value-type="float" office:value="22.54" calcext:value-type="float">
            <text:p>22,54</text:p>
          </table:table-cell>
          <table:table-cell table:formula="of:=IFERROR(2*[.H119]/[.I119];&quot;NA&quot;)" office:value-type="float" office:value="0.92" calcext:value-type="float">
            <text:p>0,9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742549" calcext:value-type="float">
            <text:p>742549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20];[.P120]);&quot;NA&quot;)" office:value-type="string" office:string-value="NA" calcext:value-type="string">
            <text:p>NA</text:p>
          </table:table-cell>
          <table:table-cell table:formula="of:=IFERROR(AVERAGE([.K120];[.Q12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20]+[.G12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20]/[.I12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756055" calcext:value-type="float">
            <text:p>75605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1];[.P121]);&quot;NA&quot;)" office:value-type="float" office:value="17.15" calcext:value-type="float">
            <text:p>17,15</text:p>
          </table:table-cell>
          <table:table-cell table:formula="of:=IFERROR(AVERAGE([.K121];[.Q121]);&quot;NA&quot;)" office:value-type="float" office:value="0.843373493975904" calcext:value-type="float">
            <text:p>0,84337349397590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ERROR(([.F121]+[.G121]);&quot;NA&quot;)" office:value-type="float" office:value="83" calcext:value-type="float">
            <text:p>83</text:p>
          </table:table-cell>
          <table:table-cell table:formula="of:=[.H121]*0.49" office:value-type="float" office:value="17.15" calcext:value-type="float">
            <text:p>17,15</text:p>
          </table:table-cell>
          <table:table-cell table:formula="of:=IFERROR(2*[.H121]/[.I121];&quot;NA&quot;)" office:value-type="float" office:value="0.843373493975904" calcext:value-type="float">
            <text:p>0,843373493975904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769064" calcext:value-type="float">
            <text:p>76906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22];[.P122]);&quot;NA&quot;)" office:value-type="float" office:value="43.12" calcext:value-type="float">
            <text:p>43,12</text:p>
          </table:table-cell>
          <table:table-cell table:formula="of:=IFERROR(AVERAGE([.K122];[.Q122]);&quot;NA&quot;)" office:value-type="float" office:value="0.846153846153846" calcext:value-type="float">
            <text:p>0,846153846153846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formula="of:=IFERROR(([.F122]+[.G122]);&quot;NA&quot;)" office:value-type="float" office:value="208" calcext:value-type="float">
            <text:p>208</text:p>
          </table:table-cell>
          <table:table-cell table:formula="of:=[.H122]*0.49" office:value-type="float" office:value="43.12" calcext:value-type="float">
            <text:p>43,12</text:p>
          </table:table-cell>
          <table:table-cell table:formula="of:=IFERROR(2*[.H122]/[.I122];&quot;NA&quot;)" office:value-type="float" office:value="0.846153846153846" calcext:value-type="float">
            <text:p>0,846153846153846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825553" calcext:value-type="float">
            <text:p>8255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 </text:p>
          </table:table-cell>
          <table:table-cell table:formula="of:=IFERROR(AVERAGE([.J123];[.P123]);&quot;NA&quot;)" office:value-type="float" office:value="48.51" calcext:value-type="float">
            <text:p>48,51</text:p>
          </table:table-cell>
          <table:table-cell table:formula="of:=IFERROR(AVERAGE([.K123];[.Q123]);&quot;NA&quot;)" office:value-type="float" office:value="0.868421052631579" calcext:value-type="float">
            <text:p>0,868421052631579</text:p>
          </table:table-cell>
          <table:table-cell table:style-name="ce5" office:value-type="float" office:value="129" calcext:value-type="float">
            <text:p>129</text:p>
          </table:table-cell>
          <table:table-cell table:number-columns-repeated="2" table:style-name="ce5" office:value-type="float" office:value="99" calcext:value-type="float">
            <text:p>99</text:p>
          </table:table-cell>
          <table:table-cell table:formula="of:=IFERROR(([.F123]+[.G123]);&quot;NA&quot;)" office:value-type="float" office:value="228" calcext:value-type="float">
            <text:p>228</text:p>
          </table:table-cell>
          <table:table-cell table:formula="of:=[.H123]*0.49" office:value-type="float" office:value="48.51" calcext:value-type="float">
            <text:p>48,51</text:p>
          </table:table-cell>
          <table:table-cell table:formula="of:=IFERROR(2*[.H123]/[.I123];&quot;NA&quot;)" office:value-type="float" office:value="0.868421052631579" calcext:value-type="float">
            <text:p>0,86842105263157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826353" calcext:value-type="float">
            <text:p>826353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4];[.P124]);&quot;NA&quot;)" office:value-type="float" office:value="19.6" calcext:value-type="float">
            <text:p>19,6</text:p>
          </table:table-cell>
          <table:table-cell table:formula="of:=IFERROR(AVERAGE([.K124];[.Q124]);&quot;NA&quot;)" office:value-type="float" office:value="0.860215053763441" calcext:value-type="float">
            <text:p>0,86021505376344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0" calcext:value-type="float">
            <text:p>40</text:p>
          </table:table-cell>
          <table:table-cell table:formula="of:=IFERROR(([.F124]+[.G124]);&quot;NA&quot;)" office:value-type="float" office:value="93" calcext:value-type="float">
            <text:p>93</text:p>
          </table:table-cell>
          <table:table-cell table:formula="of:=[.H124]*0.49" office:value-type="float" office:value="19.6" calcext:value-type="float">
            <text:p>19,6</text:p>
          </table:table-cell>
          <table:table-cell table:formula="of:=IFERROR(2*[.H124]/[.I124];&quot;NA&quot;)" office:value-type="float" office:value="0.860215053763441" calcext:value-type="float">
            <text:p>0,86021505376344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833148" calcext:value-type="float">
            <text:p>833148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25];[.P125]);&quot;NA&quot;)" office:value-type="string" office:string-value="NA" calcext:value-type="string">
            <text:p>NA</text:p>
          </table:table-cell>
          <table:table-cell table:formula="of:=IFERROR(AVERAGE([.K125];[.Q12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25]+[.G12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25]/[.I12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835657" calcext:value-type="float">
            <text:p>835657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6];[.P126]);&quot;NA&quot;)" office:value-type="float" office:value="13.23" calcext:value-type="float">
            <text:p>13,23</text:p>
          </table:table-cell>
          <table:table-cell table:formula="of:=IFERROR(AVERAGE([.K126];[.Q126]);&quot;NA&quot;)" office:value-type="float" office:value="0.892290869327501" calcext:value-type="float">
            <text:p>0,89229086932750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8" calcext:value-type="float">
            <text:p>28</text:p>
          </table:table-cell>
          <table:table-cell table:formula="of:=IFERROR(([.F126]+[.G126]);&quot;NA&quot;)" office:value-type="float" office:value="62" calcext:value-type="float">
            <text:p>62</text:p>
          </table:table-cell>
          <table:table-cell table:formula="of:=[.H126]*0.49" office:value-type="float" office:value="13.72" calcext:value-type="float">
            <text:p>13,72</text:p>
          </table:table-cell>
          <table:table-cell table:formula="of:=IFERROR(2*[.H126]/[.I126];&quot;NA&quot;)" office:value-type="float" office:value="0.903225806451613" calcext:value-type="float">
            <text:p>0,9032258064516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L126]+[.M126]" office:value-type="float" office:value="59" calcext:value-type="float">
            <text:p>59</text:p>
          </table:table-cell>
          <table:table-cell table:formula="of:=[.N126]*0.49" office:value-type="float" office:value="12.74" calcext:value-type="float">
            <text:p>12,74</text:p>
          </table:table-cell>
          <table:table-cell table:formula="of:=(2*[.N126])/[.O126]" office:value-type="float" office:value="0.88135593220339" calcext:value-type="float">
            <text:p>0,88135593220339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837560" calcext:value-type="float">
            <text:p>837560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7];[.P127]);&quot;NA&quot;)" office:value-type="float" office:value="30.38" calcext:value-type="float">
            <text:p>30,38</text:p>
          </table:table-cell>
          <table:table-cell table:formula="of:=IFERROR(AVERAGE([.K127];[.Q127]);&quot;NA&quot;)" office:value-type="float" office:value="0.813521028849496" calcext:value-type="float">
            <text:p>0,81352102884949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68" calcext:value-type="float">
            <text:p>68</text:p>
          </table:table-cell>
          <table:table-cell table:formula="of:=IFERROR(([.F127]+[.G127]);&quot;NA&quot;)" office:value-type="float" office:value="168" calcext:value-type="float">
            <text:p>168</text:p>
          </table:table-cell>
          <table:table-cell table:formula="of:=[.H127]*0.49" office:value-type="float" office:value="33.32" calcext:value-type="float">
            <text:p>33,32</text:p>
          </table:table-cell>
          <table:table-cell table:formula="of:=IFERROR(2*[.H127]/[.I127];&quot;NA&quot;)" office:value-type="float" office:value="0.80952380952381" calcext:value-type="float">
            <text:p>0,8095238095238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L127]+[.M127]" office:value-type="float" office:value="137" calcext:value-type="float">
            <text:p>137</text:p>
          </table:table-cell>
          <table:table-cell table:formula="of:=[.N127]*0.49" office:value-type="float" office:value="27.44" calcext:value-type="float">
            <text:p>27,44</text:p>
          </table:table-cell>
          <table:table-cell table:formula="of:=(2*[.N127])/[.O127]" office:value-type="float" office:value="0.817518248175183" calcext:value-type="float">
            <text:p>0,817518248175183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859671" calcext:value-type="float">
            <text:p>859671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28];[.P128]);&quot;NA&quot;)" office:value-type="float" office:value="13.72" calcext:value-type="float">
            <text:p>13,72</text:p>
          </table:table-cell>
          <table:table-cell table:formula="of:=IFERROR(AVERAGE([.K128];[.Q128]);&quot;NA&quot;)" office:value-type="float" office:value="0.861538461538462" calcext:value-type="float">
            <text:p>0,86153846153846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8" calcext:value-type="float">
            <text:p>28</text:p>
          </table:table-cell>
          <table:table-cell table:formula="of:=IFERROR(([.F128]+[.G128]);&quot;NA&quot;)" office:value-type="float" office:value="65" calcext:value-type="float">
            <text:p>65</text:p>
          </table:table-cell>
          <table:table-cell table:formula="of:=[.H128]*0.49" office:value-type="float" office:value="13.72" calcext:value-type="float">
            <text:p>13,72</text:p>
          </table:table-cell>
          <table:table-cell table:formula="of:=IFERROR(2*[.H128]/[.I128];&quot;NA&quot;)" office:value-type="float" office:value="0.861538461538462" calcext:value-type="float">
            <text:p>0,86153846153846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877269" calcext:value-type="float">
            <text:p>87726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129];[.P129]);&quot;NA&quot;)" office:value-type="float" office:value="22.05" calcext:value-type="float">
            <text:p>22,05</text:p>
          </table:table-cell>
          <table:table-cell table:formula="of:=IFERROR(AVERAGE([.K129];[.Q129]);&quot;NA&quot;)" office:value-type="float" office:value="0.881120231772091" calcext:value-type="float">
            <text:p>0,88112023177209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9" calcext:value-type="float">
            <text:p>49</text:p>
          </table:table-cell>
          <table:table-cell table:formula="of:=IFERROR(([.F129]+[.G129]);&quot;NA&quot;)" office:value-type="float" office:value="109" calcext:value-type="float">
            <text:p>109</text:p>
          </table:table-cell>
          <table:table-cell table:formula="of:=[.H129]*0.49" office:value-type="float" office:value="24.01" calcext:value-type="float">
            <text:p>24,01</text:p>
          </table:table-cell>
          <table:table-cell table:formula="of:=IFERROR(2*[.H129]/[.I129];&quot;NA&quot;)" office:value-type="float" office:value="0.89908256880734" calcext:value-type="float">
            <text:p>0,899082568807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[.L129]+[.M129]" office:value-type="float" office:value="95" calcext:value-type="float">
            <text:p>95</text:p>
          </table:table-cell>
          <table:table-cell table:formula="of:=[.N129]*0.49" office:value-type="float" office:value="20.09" calcext:value-type="float">
            <text:p>20,09</text:p>
          </table:table-cell>
          <table:table-cell table:formula="of:=(2*[.N129])/[.O129]" office:value-type="float" office:value="0.863157894736842" calcext:value-type="float">
            <text:p>0,863157894736842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887373" calcext:value-type="float">
            <text:p>887373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0];[.P130]);&quot;NA&quot;)" office:value-type="string" office:string-value="NA" calcext:value-type="string">
            <text:p>NA</text:p>
          </table:table-cell>
          <table:table-cell table:formula="of:=IFERROR(AVERAGE([.K130];[.Q130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0]+[.G130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0]/[.I130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894067" calcext:value-type="float">
            <text:p>894067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1];[.P131]);&quot;NA&quot;)" office:value-type="string" office:string-value="NA" calcext:value-type="string">
            <text:p>NA</text:p>
          </table:table-cell>
          <table:table-cell table:formula="of:=IFERROR(AVERAGE([.K131];[.Q131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1]+[.G131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1]/[.I131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901139" calcext:value-type="float">
            <text:p>90113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 </text:p>
          </table:table-cell>
          <table:table-cell table:formula="of:=IFERROR(AVERAGE([.J132];[.P132]);&quot;NA&quot;)" office:value-type="float" office:value="32.83" calcext:value-type="float">
            <text:p>32,83</text:p>
          </table:table-cell>
          <table:table-cell table:formula="of:=IFERROR(AVERAGE([.K132];[.Q132]);&quot;NA&quot;)" office:value-type="float" office:value="0.917808219178082" calcext:value-type="float">
            <text:p>0,91780821917808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formula="of:=IFERROR(([.F132]+[.G132]);&quot;NA&quot;)" office:value-type="float" office:value="146" calcext:value-type="float">
            <text:p>146</text:p>
          </table:table-cell>
          <table:table-cell table:formula="of:=[.H132]*0.49" office:value-type="float" office:value="32.83" calcext:value-type="float">
            <text:p>32,83</text:p>
          </table:table-cell>
          <table:table-cell table:formula="of:=IFERROR(2*[.H132]/[.I132];&quot;NA&quot;)" office:value-type="float" office:value="0.917808219178082" calcext:value-type="float">
            <text:p>0,917808219178082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911849" calcext:value-type="float">
            <text:p>911849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33];[.P133]);&quot;NA&quot;)" office:value-type="float" office:value="43.12" calcext:value-type="float">
            <text:p>43,12</text:p>
          </table:table-cell>
          <table:table-cell table:formula="of:=IFERROR(AVERAGE([.K133];[.Q133]);&quot;NA&quot;)" office:value-type="float" office:value="0.897959183673469" calcext:value-type="float">
            <text:p>0,897959183673469</text:p>
          </table:table-cell>
          <table:table-cell table:number-columns-repeated="2" table:style-name="ce5" office:value-type="float" office:value="98" calcext:value-type="float">
            <text:p>98</text:p>
          </table:table-cell>
          <table:table-cell table:style-name="ce5" office:value-type="float" office:value="88" calcext:value-type="float">
            <text:p>88</text:p>
          </table:table-cell>
          <table:table-cell table:formula="of:=IFERROR(([.F133]+[.G133]);&quot;NA&quot;)" office:value-type="float" office:value="196" calcext:value-type="float">
            <text:p>196</text:p>
          </table:table-cell>
          <table:table-cell table:formula="of:=[.H133]*0.49" office:value-type="float" office:value="43.12" calcext:value-type="float">
            <text:p>43,12</text:p>
          </table:table-cell>
          <table:table-cell table:formula="of:=IFERROR(2*[.H133]/[.I133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919966" calcext:value-type="float">
            <text:p>919966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ROAD</text:p>
          </table:table-cell>
          <table:table-cell table:formula="of:=IFERROR(AVERAGE([.J134];[.P134]);&quot;NA&quot;)" office:value-type="float" office:value="25.725" calcext:value-type="float">
            <text:p>25,725</text:p>
          </table:table-cell>
          <table:table-cell table:formula="of:=IFERROR(AVERAGE([.K134];[.Q134]);&quot;NA&quot;)" office:value-type="float" office:value="0.862325204350469" calcext:value-type="float">
            <text:p>0,86232520435046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5" calcext:value-type="float">
            <text:p>55</text:p>
          </table:table-cell>
          <table:table-cell table:formula="of:=IFERROR(([.F134]+[.G134]);&quot;NA&quot;)" office:value-type="float" office:value="131" calcext:value-type="float">
            <text:p>131</text:p>
          </table:table-cell>
          <table:table-cell table:formula="of:=[.H134]*0.49" office:value-type="float" office:value="26.95" calcext:value-type="float">
            <text:p>26,95</text:p>
          </table:table-cell>
          <table:table-cell table:formula="of:=IFERROR(2*[.H134]/[.I134];&quot;NA&quot;)" office:value-type="float" office:value="0.83969465648855" calcext:value-type="float">
            <text:p>0,839694656488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formula="of:=[.L134]+[.M134]" office:value-type="float" office:value="113" calcext:value-type="float">
            <text:p>113</text:p>
          </table:table-cell>
          <table:table-cell table:formula="of:=[.N134]*0.49" office:value-type="float" office:value="24.5" calcext:value-type="float">
            <text:p>24,5</text:p>
          </table:table-cell>
          <table:table-cell table:formula="of:=(2*[.N134])/[.O134]" office:value-type="float" office:value="0.884955752212389" calcext:value-type="float">
            <text:p>0,884955752212389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943862" calcext:value-type="float">
            <text:p>943862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5];[.P135]);&quot;NA&quot;)" office:value-type="string" office:string-value="NA" calcext:value-type="string">
            <text:p>NA</text:p>
          </table:table-cell>
          <table:table-cell table:formula="of:=IFERROR(AVERAGE([.K135];[.Q135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5]+[.G135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5]/[.I135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955465" calcext:value-type="float">
            <text:p>955465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NA</text:p>
          </table:table-cell>
          <table:table-cell table:formula="of:=IFERROR(AVERAGE([.J136];[.P136]);&quot;NA&quot;)" office:value-type="string" office:string-value="NA" calcext:value-type="string">
            <text:p>NA</text:p>
          </table:table-cell>
          <table:table-cell table:formula="of:=IFERROR(AVERAGE([.K136];[.Q136]);&quot;NA&quot;)" office:value-type="string" office:string-value="NA" calcext:value-type="string">
            <text:p>NA</text:p>
          </table:table-cell>
          <table:table-cell table:number-columns-repeated="3" table:style-name="ce5" office:value-type="string" calcext:value-type="string">
            <text:p>NA</text:p>
          </table:table-cell>
          <table:table-cell table:formula="of:=IFERROR(([.F136]+[.G136]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2*[.H136]/[.I136];&quot;NA&quot;)" office:value-type="string" office:string-value="NA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966975" calcext:value-type="float">
            <text:p>96697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37];[.P137]);&quot;NA&quot;)" office:value-type="float" office:value="9.31" calcext:value-type="float">
            <text:p>9,31</text:p>
          </table:table-cell>
          <table:table-cell table:formula="of:=IFERROR(AVERAGE([.K137];[.Q137]);&quot;NA&quot;)" office:value-type="float" office:value="0.926829268292683" calcext:value-type="float">
            <text:p>0,92682926829268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9" calcext:value-type="float">
            <text:p>19</text:p>
          </table:table-cell>
          <table:table-cell table:formula="of:=IFERROR(([.F137]+[.G137]);&quot;NA&quot;)" office:value-type="float" office:value="41" calcext:value-type="float">
            <text:p>41</text:p>
          </table:table-cell>
          <table:table-cell table:formula="of:=[.H137]*0.49" office:value-type="float" office:value="9.31" calcext:value-type="float">
            <text:p>9,31</text:p>
          </table:table-cell>
          <table:table-cell table:formula="of:=IFERROR(2*[.H137]/[.I137];&quot;NA&quot;)" office:value-type="float" office:value="0.926829268292683" calcext:value-type="float">
            <text:p>0,926829268292683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993675" calcext:value-type="float">
            <text:p>993675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ONE</text:p>
          </table:table-cell>
          <table:table-cell table:formula="of:=IFERROR(AVERAGE([.J138];[.P138]);&quot;NA&quot;)" office:value-type="float" office:value="10.78" calcext:value-type="float">
            <text:p>10,78</text:p>
          </table:table-cell>
          <table:table-cell table:formula="of:=IFERROR(AVERAGE([.K138];[.Q138]);&quot;NA&quot;)" office:value-type="float" office:value="0.897959183673469" calcext:value-type="float">
            <text:p>0,89795918367346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ERROR(([.F138]+[.G138]);&quot;NA&quot;)" office:value-type="float" office:value="49" calcext:value-type="float">
            <text:p>49</text:p>
          </table:table-cell>
          <table:table-cell table:formula="of:=[.H138]*0.49" office:value-type="float" office:value="10.78" calcext:value-type="float">
            <text:p>10,78</text:p>
          </table:table-cell>
          <table:table-cell table:formula="of:=IFERROR(2*[.H138]/[.I138];&quot;NA&quot;)" office:value-type="float" office:value="0.897959183673469" calcext:value-type="float">
            <text:p>0,897959183673469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2" table:number-rows-repeated="1048437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3:23:10.951359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4:02:55.066084924</meta:creation-date>
    <dc:date>2025-04-30T13:39:51.616530671</dc:date>
    <meta:editing-duration>PT16M56S</meta:editing-duration>
    <meta:editing-cycles>3</meta:editing-cycles>
    <meta:generator>LibreOffice/24.2.7.2$Linux_X86_64 LibreOffice_project/420$Build-2</meta:generator>
    <meta:document-statistic meta:table-count="1" meta:cell-count="2622" meta:object-count="0"/>
  </office:meta>
</office:document-meta>
</file>